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AE0C2EE41A80386A.png" manifest:media-type="image/png"/>
  <manifest:file-entry manifest:full-path="Pictures/100002010000038E0000017CFE95B8491350041E.png" manifest:media-type="image/png"/>
  <manifest:file-entry manifest:full-path="Pictures/10000201000001CC000000DCF3F405B2EFC8D998.png" manifest:media-type="image/png"/>
  <manifest:file-entry manifest:full-path="Pictures/10000201000001C2000001D68FA175D49949E886.png" manifest:media-type="image/png"/>
  <manifest:file-entry manifest:full-path="Pictures/100002010000038E0000017C6C61E2346835AC7E.png" manifest:media-type="image/png"/>
  <manifest:file-entry manifest:full-path="Pictures/10000201000001E1000001C7813B434B7A27A38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rsid="008a9700" officeooo:paragraph-rsid="008a9700"/>
    </style:style>
    <style:style style:name="P8" style:family="paragraph" style:parent-style-name="Text_20_body">
      <style:text-properties officeooo:paragraph-rsid="009bef08"/>
    </style:style>
    <style:style style:name="P9" style:family="paragraph" style:parent-style-name="Text_20_body">
      <style:text-properties officeooo:paragraph-rsid="00b2d97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b97acc"/>
    </style:style>
    <style:style style:name="P12" style:family="paragraph" style:parent-style-name="Text_20_body">
      <style:text-properties officeooo:rsid="007c7a93" officeooo:paragraph-rsid="00bbc9da"/>
    </style:style>
    <style:style style:name="P13" style:family="paragraph" style:parent-style-name="Text_20_body">
      <style:text-properties officeooo:rsid="00bbe3c4" officeooo:paragraph-rsid="00bbe3c4"/>
    </style:style>
    <style:style style:name="P14" style:family="paragraph" style:parent-style-name="Text_20_body">
      <style:text-properties officeooo:rsid="00f3a62c" officeooo:paragraph-rsid="00f3a62c"/>
    </style:style>
    <style:style style:name="P15" style:family="paragraph" style:parent-style-name="Text_20_body">
      <style:text-properties officeooo:paragraph-rsid="01067487"/>
    </style:style>
    <style:style style:name="P16" style:family="paragraph" style:parent-style-name="Text_20_body">
      <style:text-properties officeooo:paragraph-rsid="01253411"/>
    </style:style>
    <style:style style:name="P17" style:family="paragraph" style:parent-style-name="Text_20_body">
      <style:text-properties officeooo:rsid="0085d673" officeooo:paragraph-rsid="0129b224"/>
    </style:style>
    <style:style style:name="P18"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5587fa"/>
    </style:style>
    <style:style style:name="P28" style:family="paragraph" style:parent-style-name="Text_20_body">
      <style:text-properties officeooo:rsid="01638ad4" officeooo:paragraph-rsid="01638ad4"/>
    </style:style>
    <style:style style:name="P29" style:family="paragraph" style:parent-style-name="Text_20_body">
      <style:text-properties officeooo:paragraph-rsid="01670e8c"/>
    </style:style>
    <style:style style:name="P30" style:family="paragraph" style:parent-style-name="Text_20_body">
      <style:text-properties officeooo:paragraph-rsid="016f0be6"/>
    </style:style>
    <style:style style:name="P31" style:family="paragraph" style:parent-style-name="Text_20_body">
      <style:text-properties officeooo:paragraph-rsid="0176eb99"/>
    </style:style>
    <style:style style:name="P32" style:family="paragraph" style:parent-style-name="Text_20_body">
      <style:paragraph-properties fo:text-align="start" style:justify-single-word="false"/>
    </style:style>
    <style:style style:name="P33" style:family="paragraph" style:parent-style-name="Text_20_body">
      <style:text-properties officeooo:rsid="0196f541" officeooo:paragraph-rsid="0197aa8c"/>
    </style:style>
    <style:style style:name="P34" style:family="paragraph" style:parent-style-name="Text_20_body">
      <style:text-properties officeooo:paragraph-rsid="019ab1ae"/>
    </style:style>
    <style:style style:name="P35" style:family="paragraph" style:parent-style-name="Text_20_body">
      <style:text-properties officeooo:paragraph-rsid="008863c6"/>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center" style:justify-single-word="false"/>
      <style:text-properties fo:font-weight="bold" style:font-weight-asian="bold" style:font-weight-complex="bold"/>
    </style:style>
    <style:style style:name="P39" style:family="paragraph" style:parent-style-name="Preformatted_20_Text">
      <style:text-properties fo:font-weight="bold" officeooo:rsid="005e9fa1" officeooo:paragraph-rsid="005e9fa1" style:font-weight-asian="bold" style:font-weight-complex="bold"/>
    </style:style>
    <style:style style:name="P40" style:family="paragraph" style:parent-style-name="Preformatted_20_Text">
      <style:text-properties fo:font-weight="bold" officeooo:rsid="00ee66f1" officeooo:paragraph-rsid="0127f967" style:font-weight-asian="bold" style:font-weight-complex="bold"/>
    </style:style>
    <style:style style:name="P41" style:family="paragraph" style:parent-style-name="Preformatted_20_Text">
      <style:text-properties fo:font-weight="bold" officeooo:paragraph-rsid="0129b224" style:font-weight-asian="bold" style:font-weight-complex="bold"/>
    </style:style>
    <style:style style:name="P42" style:family="paragraph" style:parent-style-name="Preformatted_20_Text">
      <style:text-properties fo:font-weight="bold" officeooo:paragraph-rsid="0143ed3b" style:font-weight-asian="bold" style:font-weight-complex="bold"/>
    </style:style>
    <style:style style:name="P43" style:family="paragraph" style:parent-style-name="Preformatted_20_Text">
      <style:text-properties fo:font-weight="bold" officeooo:paragraph-rsid="014d0288" style:font-weight-asian="bold" style:font-weight-complex="bold"/>
    </style:style>
    <style:style style:name="P44" style:family="paragraph" style:parent-style-name="Preformatted_20_Text">
      <style:text-properties fo:font-weight="bold" officeooo:paragraph-rsid="01670e8c" style:font-weight-asian="bold" style:font-weight-complex="bold"/>
    </style:style>
    <style:style style:name="P45" style:family="paragraph" style:parent-style-name="Preformatted_20_Text">
      <style:text-properties fo:font-weight="bold" officeooo:rsid="0198b8e6" officeooo:paragraph-rsid="019ab1ae" style:font-weight-asian="bold" style:font-weight-complex="bold"/>
    </style:style>
    <style:style style:name="P46"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7" style:family="paragraph" style:parent-style-name="Preformatted_20_Text">
      <style:text-properties officeooo:paragraph-rsid="0031a8a0"/>
    </style:style>
    <style:style style:name="P48" style:family="paragraph" style:parent-style-name="Preformatted_20_Text">
      <style:text-properties officeooo:paragraph-rsid="003a851a"/>
    </style:style>
    <style:style style:name="P49" style:family="paragraph" style:parent-style-name="Preformatted_20_Text">
      <style:paragraph-properties>
        <style:tab-stops>
          <style:tab-stop style:position="19.09mm"/>
        </style:tab-stops>
      </style:paragraph-properties>
      <style:text-properties officeooo:rsid="0077f5ce" officeooo:paragraph-rsid="0077f5ce"/>
    </style:style>
    <style:style style:name="P50" style:family="paragraph" style:parent-style-name="Preformatted_20_Text">
      <style:text-properties officeooo:rsid="008d67d1" officeooo:paragraph-rsid="008d67d1"/>
    </style:style>
    <style:style style:name="P51" style:family="paragraph" style:parent-style-name="Preformatted_20_Text">
      <style:text-properties officeooo:rsid="008e29da" officeooo:paragraph-rsid="008e29da"/>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07a078e"/>
    </style:style>
    <style:style style:name="P5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3" style:family="paragraph" style:parent-style-name="Preformatted_20_Text">
      <style:text-properties officeooo:rsid="00bde005" officeooo:paragraph-rsid="00bde005"/>
    </style:style>
    <style:style style:name="P64" style:family="paragraph" style:parent-style-name="Preformatted_20_Text">
      <style:text-properties officeooo:paragraph-rsid="00be9911"/>
    </style:style>
    <style:style style:name="P65" style:family="paragraph" style:parent-style-name="Preformatted_20_Text">
      <style:text-properties officeooo:paragraph-rsid="00c4b5b7"/>
    </style:style>
    <style:style style:name="P66" style:family="paragraph" style:parent-style-name="Preformatted_20_Text">
      <style:text-properties officeooo:rsid="00d7510d" officeooo:paragraph-rsid="00d7510d"/>
    </style:style>
    <style:style style:name="P67" style:family="paragraph" style:parent-style-name="Preformatted_20_Text">
      <style:text-properties officeooo:rsid="00dfeecf" officeooo:paragraph-rsid="00b97acc"/>
    </style:style>
    <style:style style:name="P68" style:family="paragraph" style:parent-style-name="Preformatted_20_Text">
      <style:text-properties officeooo:rsid="00dfeecf" officeooo:paragraph-rsid="00dfeecf"/>
    </style:style>
    <style:style style:name="P69" style:family="paragraph" style:parent-style-name="Preformatted_20_Text">
      <style:paragraph-properties fo:text-align="start" style:justify-single-word="false"/>
    </style:style>
    <style:style style:name="P70" style:family="paragraph" style:parent-style-name="Preformatted_20_Text">
      <style:paragraph-properties fo:text-align="start" style:justify-single-word="false"/>
      <style:text-properties officeooo:paragraph-rsid="012919c6"/>
    </style:style>
    <style:style style:name="P71" style:family="paragraph" style:parent-style-name="Preformatted_20_Text">
      <style:paragraph-properties fo:text-align="start" style:justify-single-word="false"/>
      <style:text-properties officeooo:paragraph-rsid="019bf9db"/>
    </style:style>
    <style:style style:name="P72" style:family="paragraph" style:parent-style-name="Preformatted_20_Text">
      <style:paragraph-properties fo:text-align="end" style:justify-single-word="false"/>
      <style:text-properties officeooo:paragraph-rsid="012919c6"/>
    </style:style>
    <style:style style:name="P73" style:family="paragraph" style:parent-style-name="Preformatted_20_Text">
      <style:text-properties officeooo:paragraph-rsid="01022eec"/>
    </style:style>
    <style:style style:name="P74" style:family="paragraph" style:parent-style-name="Preformatted_20_Text">
      <style:paragraph-properties>
        <style:tab-stops>
          <style:tab-stop style:position="10.02mm"/>
        </style:tab-stops>
      </style:paragraph-properties>
      <style:text-properties officeooo:paragraph-rsid="01067487"/>
    </style:style>
    <style:style style:name="P75"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6"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7" style:family="paragraph" style:parent-style-name="Preformatted_20_Text">
      <style:text-properties officeooo:paragraph-rsid="01067487"/>
    </style:style>
    <style:style style:name="P78" style:family="paragraph" style:parent-style-name="Preformatted_20_Text">
      <style:paragraph-properties fo:text-align="start" style:justify-single-word="false"/>
      <style:text-properties officeooo:paragraph-rsid="00a1b26c" style:text-scale="98%"/>
    </style:style>
    <style:style style:name="P79" style:family="paragraph" style:parent-style-name="Preformatted_20_Text">
      <style:text-properties officeooo:rsid="011e572e" officeooo:paragraph-rsid="0121ae2f"/>
    </style:style>
    <style:style style:name="P80" style:family="paragraph" style:parent-style-name="Preformatted_20_Text">
      <style:text-properties officeooo:rsid="00fba2e6" officeooo:paragraph-rsid="0127f967"/>
    </style:style>
    <style:style style:name="P81" style:family="paragraph" style:parent-style-name="Preformatted_20_Text">
      <style:text-properties officeooo:paragraph-rsid="0127f967"/>
    </style:style>
    <style:style style:name="P82" style:family="paragraph" style:parent-style-name="Preformatted_20_Text">
      <style:text-properties officeooo:paragraph-rsid="0129b224"/>
    </style:style>
    <style:style style:name="P83" style:family="paragraph" style:parent-style-name="Preformatted_20_Text">
      <style:text-properties officeooo:rsid="013777eb" officeooo:paragraph-rsid="013777eb"/>
    </style:style>
    <style:style style:name="P84" style:family="paragraph" style:parent-style-name="Preformatted_20_Text">
      <style:text-properties fo:font-weight="normal" officeooo:paragraph-rsid="00c4b5b7" style:font-weight-asian="normal" style:font-weight-complex="normal"/>
    </style:style>
    <style:style style:name="P85" style:family="paragraph" style:parent-style-name="Preformatted_20_Text">
      <style:text-properties officeooo:paragraph-rsid="01394b6b"/>
    </style:style>
    <style:style style:name="P86" style:family="paragraph" style:parent-style-name="Preformatted_20_Text">
      <style:text-properties officeooo:paragraph-rsid="0140126b"/>
    </style:style>
    <style:style style:name="P87" style:family="paragraph" style:parent-style-name="Preformatted_20_Text">
      <style:text-properties fo:language="en" fo:country="US" officeooo:rsid="001c15ec" officeooo:paragraph-rsid="0031a8a0"/>
    </style:style>
    <style:style style:name="P88" style:family="paragraph" style:parent-style-name="Preformatted_20_Text">
      <style:text-properties officeooo:paragraph-rsid="01638ad4"/>
    </style:style>
    <style:style style:name="P89" style:family="paragraph" style:parent-style-name="Preformatted_20_Text">
      <style:text-properties officeooo:paragraph-rsid="01657d67"/>
    </style:style>
    <style:style style:name="P90" style:family="paragraph" style:parent-style-name="Preformatted_20_Text">
      <style:text-properties officeooo:paragraph-rsid="01670e8c"/>
    </style:style>
    <style:style style:name="P91" style:family="paragraph" style:parent-style-name="Preformatted_20_Text">
      <style:text-properties officeooo:rsid="019011cf" officeooo:paragraph-rsid="019011cf"/>
    </style:style>
    <style:style style:name="P92"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3" style:family="paragraph" style:parent-style-name="Preformatted_20_Text">
      <style:text-properties officeooo:rsid="01941fcd" officeooo:paragraph-rsid="01941fcd"/>
    </style:style>
    <style:style style:name="P94" style:family="paragraph" style:parent-style-name="Preformatted_20_Text">
      <style:text-properties officeooo:rsid="0196f541" officeooo:paragraph-rsid="0196f541"/>
    </style:style>
    <style:style style:name="P95" style:family="paragraph" style:parent-style-name="Preformatted_20_Text">
      <style:text-properties officeooo:paragraph-rsid="019ab1ae"/>
    </style:style>
    <style:style style:name="P96"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7" style:family="paragraph" style:parent-style-name="Preformatted_20_Text">
      <style:text-properties officeooo:paragraph-rsid="01a12bbe"/>
    </style:style>
    <style:style style:name="P98" style:family="paragraph" style:parent-style-name="Preformatted_20_Text">
      <style:text-properties officeooo:paragraph-rsid="01a97cf3"/>
    </style:style>
    <style:style style:name="P99" style:family="paragraph" style:parent-style-name="Standard">
      <style:text-properties officeooo:paragraph-rsid="0032a7af"/>
    </style:style>
    <style:style style:name="P100" style:family="paragraph" style:parent-style-name="Standard">
      <style:text-properties officeooo:paragraph-rsid="003ce109"/>
    </style:style>
    <style:style style:name="P101" style:family="paragraph" style:parent-style-name="Standard">
      <style:text-properties officeooo:paragraph-rsid="0040f5ff"/>
    </style:style>
    <style:style style:name="P102" style:family="paragraph" style:parent-style-name="Standard">
      <style:paragraph-properties fo:text-align="end" style:justify-single-word="false"/>
      <style:text-properties officeooo:paragraph-rsid="013b2689"/>
    </style:style>
    <style:style style:name="P103" style:family="paragraph" style:parent-style-name="Standard">
      <style:paragraph-properties fo:text-align="end" style:justify-single-word="false"/>
      <style:text-properties officeooo:paragraph-rsid="01670e8c"/>
    </style:style>
    <style:style style:name="P104" style:family="paragraph" style:parent-style-name="Standard">
      <style:paragraph-properties fo:text-align="center" style:justify-single-word="false"/>
      <style:text-properties officeooo:paragraph-rsid="01067487"/>
    </style:style>
    <style:style style:name="P105" style:family="paragraph" style:parent-style-name="Standard">
      <style:paragraph-properties fo:text-align="center" style:justify-single-word="false"/>
      <style:text-properties officeooo:paragraph-rsid="01670e8c"/>
    </style:style>
    <style:style style:name="P106" style:family="paragraph" style:parent-style-name="Standard">
      <style:paragraph-properties fo:text-align="center" style:justify-single-word="false"/>
      <style:text-properties officeooo:paragraph-rsid="01a12bbe"/>
    </style:style>
    <style:style style:name="P107" style:family="paragraph" style:parent-style-name="Standard">
      <style:text-properties officeooo:paragraph-rsid="009bef08"/>
    </style:style>
    <style:style style:name="P108" style:family="paragraph" style:parent-style-name="Standard">
      <style:text-properties fo:font-weight="normal" officeooo:rsid="00a1b26c" officeooo:paragraph-rsid="00a1b26c" style:font-weight-asian="normal" style:font-weight-complex="normal"/>
    </style:style>
    <style:style style:name="P109" style:family="paragraph" style:parent-style-name="Standard">
      <style:paragraph-properties fo:text-align="start" style:justify-single-word="false"/>
      <style:text-properties fo:font-weight="normal" style:font-weight-asian="normal" style:font-weight-complex="normal"/>
    </style:style>
    <style:style style:name="P110" style:family="paragraph" style:parent-style-name="Standard">
      <style:text-properties fo:font-weight="normal" officeooo:rsid="00a1b26c" officeooo:paragraph-rsid="00a1b26c" style:font-size-asian="10.5pt" style:font-weight-asian="normal" style:font-weight-complex="normal" style:text-scale="98%"/>
    </style:style>
    <style:style style:name="P111" style:family="paragraph" style:parent-style-name="Standard">
      <style:text-properties officeooo:rsid="00a1b26c" officeooo:paragraph-rsid="00a1b26c"/>
    </style:style>
    <style:style style:name="P112" style:family="paragraph" style:parent-style-name="Standard">
      <style:text-properties officeooo:paragraph-rsid="00b80466"/>
    </style:style>
    <style:style style:name="P113" style:family="paragraph" style:parent-style-name="Standard">
      <style:text-properties officeooo:paragraph-rsid="00bbc9da"/>
    </style:style>
    <style:style style:name="P114" style:family="paragraph" style:parent-style-name="Standard">
      <style:text-properties fo:font-weight="bold" officeooo:paragraph-rsid="00cefb14" style:font-weight-asian="bold" style:font-weight-complex="bold"/>
    </style:style>
    <style:style style:name="P115"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16" style:family="paragraph" style:parent-style-name="Standard">
      <style:paragraph-properties fo:text-align="center" style:justify-single-word="false"/>
      <style:text-properties fo:font-weight="bold" style:font-weight-asian="bold" style:font-weight-complex="bold"/>
    </style:style>
    <style:style style:name="P117" style:family="paragraph" style:parent-style-name="Standard">
      <style:text-properties fo:font-weight="bold" officeooo:paragraph-rsid="018ed189" style:font-weight-asian="bold" style:font-weight-complex="bold"/>
    </style:style>
    <style:style style:name="P118" style:family="paragraph" style:parent-style-name="Standard">
      <style:text-properties officeooo:paragraph-rsid="00cefb14"/>
    </style:style>
    <style:style style:name="P119" style:family="paragraph" style:parent-style-name="Standard">
      <style:text-properties officeooo:paragraph-rsid="0055eed5"/>
    </style:style>
    <style:style style:name="P120" style:family="paragraph" style:parent-style-name="Standard">
      <style:text-properties officeooo:paragraph-rsid="01067487"/>
    </style:style>
    <style:style style:name="P121" style:family="paragraph" style:parent-style-name="Standard">
      <style:text-properties officeooo:rsid="00fd2ae9" officeooo:paragraph-rsid="0127f967"/>
    </style:style>
    <style:style style:name="P122" style:family="paragraph" style:parent-style-name="Standard">
      <style:text-properties officeooo:paragraph-rsid="0127f967"/>
    </style:style>
    <style:style style:name="P123" style:family="paragraph" style:parent-style-name="Standard">
      <style:text-properties officeooo:rsid="00ee66f1" officeooo:paragraph-rsid="012919c6" style:text-scale="98%"/>
    </style:style>
    <style:style style:name="P124" style:family="paragraph" style:parent-style-name="Standard">
      <style:text-properties fo:font-style="normal" officeooo:rsid="006120de" officeooo:paragraph-rsid="0129b224" style:font-style-asian="normal" style:font-style-complex="normal"/>
    </style:style>
    <style:style style:name="P125" style:family="paragraph" style:parent-style-name="Standard">
      <style:text-properties fo:font-style="normal" officeooo:paragraph-rsid="01a31251" style:font-style-asian="normal" style:font-style-complex="normal"/>
    </style:style>
    <style:style style:name="P126" style:family="paragraph" style:parent-style-name="Standard">
      <style:paragraph-properties fo:text-align="end" style:justify-single-word="false"/>
      <style:text-properties fo:font-style="normal" officeooo:paragraph-rsid="01a31251" style:font-style-asian="normal" style:font-style-complex="normal"/>
    </style:style>
    <style:style style:name="P127" style:family="paragraph" style:parent-style-name="Standard">
      <style:text-properties officeooo:paragraph-rsid="0129b224"/>
    </style:style>
    <style:style style:name="P128" style:family="paragraph" style:parent-style-name="Standard">
      <style:text-properties officeooo:paragraph-rsid="014853c8"/>
    </style:style>
    <style:style style:name="P129" style:family="paragraph" style:parent-style-name="Standard">
      <style:text-properties officeooo:rsid="014d0288" officeooo:paragraph-rsid="014d0288"/>
    </style:style>
    <style:style style:name="P130" style:family="paragraph" style:parent-style-name="Standard">
      <style:text-properties officeooo:paragraph-rsid="015b9876"/>
    </style:style>
    <style:style style:name="P131" style:family="paragraph" style:parent-style-name="Standard">
      <style:text-properties officeooo:paragraph-rsid="01638ad4"/>
    </style:style>
    <style:style style:name="P132" style:family="paragraph" style:parent-style-name="Standard">
      <style:text-properties officeooo:rsid="00a57f36" officeooo:paragraph-rsid="01670e8c"/>
    </style:style>
    <style:style style:name="P133" style:family="paragraph" style:parent-style-name="Standard">
      <style:text-properties officeooo:paragraph-rsid="01670e8c"/>
    </style:style>
    <style:style style:name="P134" style:family="paragraph" style:parent-style-name="Standard">
      <style:text-properties officeooo:paragraph-rsid="016c371d"/>
    </style:style>
    <style:style style:name="P135" style:family="paragraph" style:parent-style-name="Standard">
      <style:text-properties officeooo:paragraph-rsid="01736d28"/>
    </style:style>
    <style:style style:name="P136" style:family="paragraph" style:parent-style-name="Standard">
      <style:text-properties officeooo:paragraph-rsid="018ca5a2"/>
    </style:style>
    <style:style style:name="P137" style:family="paragraph" style:parent-style-name="Standard">
      <style:text-properties officeooo:paragraph-rsid="018ed189"/>
    </style:style>
    <style:style style:name="P138" style:family="paragraph" style:parent-style-name="Standard">
      <style:text-properties officeooo:rsid="019011cf" officeooo:paragraph-rsid="019011cf"/>
    </style:style>
    <style:style style:name="P139" style:family="paragraph" style:parent-style-name="Standard">
      <style:text-properties fo:font-size="10pt" fo:font-style="italic" officeooo:rsid="018ed189" officeooo:paragraph-rsid="018ed189" style:font-style-asian="italic" style:font-style-complex="italic"/>
    </style:style>
    <style:style style:name="P140" style:family="paragraph" style:parent-style-name="Standard">
      <style:text-properties officeooo:paragraph-rsid="0195641f"/>
    </style:style>
    <style:style style:name="P141" style:family="paragraph" style:parent-style-name="Standard">
      <style:text-properties officeooo:paragraph-rsid="0196bca1"/>
    </style:style>
    <style:style style:name="P142" style:family="paragraph" style:parent-style-name="Standard">
      <style:text-properties officeooo:paragraph-rsid="019ab1ae" style:text-scale="94%"/>
    </style:style>
    <style:style style:name="P143" style:family="paragraph" style:parent-style-name="Standard">
      <style:text-properties officeooo:paragraph-rsid="019ab1ae"/>
    </style:style>
    <style:style style:name="P144" style:family="paragraph" style:parent-style-name="Standard">
      <style:text-properties officeooo:paragraph-rsid="019bf9db"/>
    </style:style>
    <style:style style:name="P145" style:family="paragraph" style:parent-style-name="Standard">
      <style:text-properties officeooo:paragraph-rsid="01a12bbe"/>
    </style:style>
    <style:style style:name="P146"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47" style:family="paragraph" style:parent-style-name="Standard">
      <style:paragraph-properties fo:text-align="center" style:justify-single-word="false"/>
      <style:text-properties fo:font-style="italic" style:font-style-asian="italic" style:font-style-complex="italic"/>
    </style:style>
    <style:style style:name="P148" style:family="paragraph" style:parent-style-name="Standard">
      <style:text-properties officeooo:paragraph-rsid="01a31251"/>
    </style:style>
    <style:style style:name="P14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5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51"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52" style:family="paragraph" style:parent-style-name="Text_20_body">
      <style:paragraph-properties fo:margin-top="0mm" fo:margin-bottom="0mm" loext:contextual-spacing="false"/>
      <style:text-properties officeooo:paragraph-rsid="00b97acc"/>
    </style:style>
    <style:style style:name="P153" style:family="paragraph" style:parent-style-name="Text_20_body">
      <style:paragraph-properties fo:margin-top="0mm" fo:margin-bottom="0mm" loext:contextual-spacing="false"/>
      <style:text-properties officeooo:paragraph-rsid="019fd22a"/>
    </style:style>
    <style:style style:name="P154"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55"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56"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57" style:family="paragraph" style:parent-style-name="Title">
      <style:text-properties fo:font-size="28pt" fo:font-weight="bold" officeooo:paragraph-rsid="00802333" style:font-weight-asian="bold" style:font-weight-complex="bold"/>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center" style:justify-single-word="false"/>
      <style:text-properties officeooo:paragraph-rsid="002b84ea"/>
    </style:style>
    <style:style style:name="P160" style:family="paragraph" style:parent-style-name="Table_20_Contents">
      <style:paragraph-properties fo:text-align="center" style:justify-single-word="false"/>
      <style:text-properties officeooo:rsid="002d4ca3" officeooo:paragraph-rsid="002d4ca3"/>
    </style:style>
    <style:style style:name="P161" style:family="paragraph" style:parent-style-name="Table_20_Contents">
      <style:paragraph-properties fo:text-align="center" style:justify-single-word="false"/>
      <style:text-properties officeooo:rsid="002b0e1e" officeooo:paragraph-rsid="002b0e1e"/>
    </style:style>
    <style:style style:name="P162"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63"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64"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65" style:family="paragraph" style:parent-style-name="Table_20_Contents">
      <style:paragraph-properties fo:text-align="center" style:justify-single-word="false"/>
      <style:text-properties fo:font-size="14pt" officeooo:rsid="002b0e1e"/>
    </style:style>
    <style:style style:name="P166" style:family="paragraph" style:parent-style-name="Table_20_Contents">
      <style:paragraph-properties fo:text-align="center" style:justify-single-word="false"/>
      <style:text-properties fo:font-size="14pt" officeooo:rsid="002b0e1e" officeooo:paragraph-rsid="002b0e1e"/>
    </style:style>
    <style:style style:name="P167" style:family="paragraph" style:parent-style-name="Table_20_Contents">
      <style:paragraph-properties fo:text-align="center" style:justify-single-word="false"/>
      <style:text-properties fo:color="#ffffff" fo:font-size="14pt" officeooo:rsid="002b0e1e" officeooo:paragraph-rsid="002b0e1e"/>
    </style:style>
    <style:style style:name="P168"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69"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70" style:family="paragraph" style:parent-style-name="Preformatted_20_Text">
      <style:paragraph-properties fo:margin-top="0mm" fo:margin-bottom="4.99mm" loext:contextual-spacing="false"/>
      <style:text-properties officeooo:paragraph-rsid="01670e8c"/>
    </style:style>
    <style:style style:name="P171" style:family="paragraph" style:parent-style-name="Contents_20_1">
      <style:paragraph-properties>
        <style:tab-stops>
          <style:tab-stop style:position="170mm" style:type="right" style:leader-style="dotted" style:leader-text="."/>
        </style:tab-stops>
      </style:paragraph-properties>
    </style:style>
    <style:style style:name="P172" style:family="paragraph" style:parent-style-name="Contents_20_3">
      <style:paragraph-properties>
        <style:tab-stops>
          <style:tab-stop style:position="166mm" style:type="right" style:leader-style="dotted" style:leader-text="."/>
        </style:tab-stops>
      </style:paragraph-properties>
    </style:style>
    <style:style style:name="P173" style:family="paragraph" style:parent-style-name="Contents_20_2">
      <style:paragraph-properties>
        <style:tab-stops>
          <style:tab-stop style:position="168.01mm" style:type="right" style:leader-style="dotted" style:leader-text="."/>
        </style:tab-stops>
      </style:paragraph-properties>
    </style:style>
    <style:style style:name="P174" style:family="paragraph" style:parent-style-name="Text_20_body" style:list-style-name="">
      <style:text-properties officeooo:rsid="0133158b" officeooo:paragraph-rsid="0133158b"/>
    </style:style>
    <style:style style:name="P175" style:family="paragraph" style:parent-style-name="Heading_20_3">
      <style:text-properties officeooo:paragraph-rsid="00b97acc"/>
    </style:style>
    <style:style style:name="P176" style:family="paragraph" style:parent-style-name="Heading_20_3">
      <style:text-properties officeooo:paragraph-rsid="00b80466"/>
    </style:style>
    <style:style style:name="P177" style:family="paragraph" style:parent-style-name="Heading_20_3">
      <style:text-properties style:font-name="Liberation Mono" fo:font-size="14.1000003814697pt" style:font-size-asian="14.1000003814697pt" style:font-size-complex="14.1000003814697pt"/>
    </style:style>
    <style:style style:name="P178" style:family="paragraph" style:parent-style-name="Heading_20_3">
      <style:text-properties officeooo:rsid="015dca01" officeooo:paragraph-rsid="015dca01"/>
    </style:style>
    <style:style style:name="P179" style:family="paragraph" style:parent-style-name="Heading_20_3">
      <style:text-properties officeooo:rsid="013777eb" officeooo:paragraph-rsid="013777eb"/>
    </style:style>
    <style:style style:name="P180" style:family="paragraph" style:parent-style-name="Heading_20_1">
      <style:text-properties officeooo:paragraph-rsid="01055dbb"/>
    </style:style>
    <style:style style:name="P181" style:family="paragraph" style:parent-style-name="Heading_20_1" style:list-style-name="">
      <style:text-properties officeooo:paragraph-rsid="0133158b"/>
    </style:style>
    <style:style style:name="P182" style:family="paragraph" style:parent-style-name="Heading_20_1" style:list-style-name="">
      <style:text-properties style:font-name="Liberation Mono" officeooo:rsid="0031a8a0"/>
    </style:style>
    <style:style style:name="P183"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84"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85" style:family="paragraph" style:parent-style-name="Heading_20_1" style:list-style-name="">
      <style:text-properties officeooo:rsid="011e572e" officeooo:paragraph-rsid="011e572e"/>
    </style:style>
    <style:style style:name="P186" style:family="paragraph" style:parent-style-name="Heading_20_1">
      <style:text-properties officeooo:paragraph-rsid="01670e8c"/>
    </style:style>
    <style:style style:name="P187" style:family="paragraph" style:parent-style-name="Heading_20_1">
      <style:text-properties officeooo:rsid="00dd58c2" officeooo:paragraph-rsid="019ab1ae"/>
    </style:style>
    <style:style style:name="P188" style:family="paragraph" style:parent-style-name="Heading_20_1" style:list-style-name="">
      <style:text-properties officeooo:rsid="00d7510d" officeooo:paragraph-rsid="00d7510d"/>
    </style:style>
    <style:style style:name="P189"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190" style:family="paragraph" style:parent-style-name="Heading_20_1" style:list-style-name="">
      <style:text-properties officeooo:rsid="01638ad4" officeooo:paragraph-rsid="01638ad4"/>
    </style:style>
    <style:style style:name="P191" style:family="paragraph" style:parent-style-name="Heading_20_1">
      <style:text-properties officeooo:rsid="016b9913" officeooo:paragraph-rsid="016b9913"/>
    </style:style>
    <style:style style:name="P192" style:family="paragraph" style:parent-style-name="Heading_20_1">
      <style:text-properties officeooo:rsid="016f0be6" officeooo:paragraph-rsid="016f0be6"/>
    </style:style>
    <style:style style:name="P193" style:family="paragraph" style:parent-style-name="Heading_20_1">
      <style:text-properties officeooo:paragraph-rsid="018b880b"/>
    </style:style>
    <style:style style:name="P194" style:family="paragraph" style:parent-style-name="Heading_20_1">
      <style:text-properties officeooo:rsid="0196f541" officeooo:paragraph-rsid="0196f541"/>
    </style:style>
    <style:style style:name="P195" style:family="paragraph" style:parent-style-name="Heading_20_1">
      <style:text-properties officeooo:rsid="0077f5ce" officeooo:paragraph-rsid="0077f5ce"/>
    </style:style>
    <style:style style:name="P196" style:family="paragraph" style:parent-style-name="Heading_20_1">
      <style:paragraph-properties fo:break-before="page"/>
    </style:style>
    <style:style style:name="P197"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198" style:family="paragraph" style:parent-style-name="Heading_20_1">
      <style:paragraph-properties fo:break-before="page"/>
      <style:text-properties officeooo:rsid="00f8d2b2" officeooo:paragraph-rsid="0127f967"/>
    </style:style>
    <style:style style:name="P199" style:family="paragraph" style:parent-style-name="Heading_20_1">
      <style:paragraph-properties fo:break-before="page"/>
      <style:text-properties officeooo:paragraph-rsid="00b2d97e"/>
    </style:style>
    <style:style style:name="P200" style:family="paragraph" style:parent-style-name="Heading_20_1">
      <style:paragraph-properties fo:break-before="page"/>
      <style:text-properties officeooo:paragraph-rsid="00fd2ae9"/>
    </style:style>
    <style:style style:name="P201" style:family="paragraph" style:parent-style-name="Heading_20_1">
      <style:paragraph-properties fo:break-before="column"/>
    </style:style>
    <style:style style:name="P202" style:family="paragraph" style:parent-style-name="Heading_20_1" style:list-style-name="">
      <style:paragraph-properties fo:break-before="column"/>
      <style:text-properties officeooo:rsid="0133158b" officeooo:paragraph-rsid="0133158b"/>
    </style:style>
    <style:style style:name="P203" style:family="paragraph" style:parent-style-name="Heading_20_1">
      <style:paragraph-properties fo:break-before="column"/>
      <style:text-properties officeooo:rsid="015b9876" officeooo:paragraph-rsid="015b9876"/>
    </style:style>
    <style:style style:name="P204" style:family="paragraph" style:parent-style-name="Heading_20_2">
      <style:text-properties style:font-name="Liberation Mono"/>
    </style:style>
    <style:style style:name="P205" style:family="paragraph" style:parent-style-name="Heading_20_2">
      <style:text-properties officeooo:paragraph-rsid="0031a8a0"/>
    </style:style>
    <style:style style:name="P206" style:family="paragraph" style:parent-style-name="Heading_20_2">
      <style:text-properties officeooo:paragraph-rsid="00b80466"/>
    </style:style>
    <style:style style:name="P207" style:family="paragraph" style:parent-style-name="Heading_20_2">
      <style:text-properties fo:font-weight="bold" officeooo:rsid="010c7c7a" officeooo:paragraph-rsid="0129b224" style:font-weight-asian="bold" style:font-weight-complex="bold"/>
    </style:style>
    <style:style style:name="P208" style:family="paragraph" style:parent-style-name="Heading_20_2">
      <style:text-properties officeooo:paragraph-rsid="0129b224"/>
    </style:style>
    <style:style style:name="P209" style:family="paragraph" style:parent-style-name="Heading_20_2">
      <style:text-properties officeooo:rsid="00f2004d" officeooo:paragraph-rsid="0129b224"/>
    </style:style>
    <style:style style:name="P210" style:family="paragraph" style:parent-style-name="Heading_20_2">
      <style:text-properties officeooo:rsid="014b52a2" officeooo:paragraph-rsid="014b52a2"/>
    </style:style>
    <style:style style:name="P211" style:family="paragraph" style:parent-style-name="Heading_20_2">
      <style:text-properties officeooo:paragraph-rsid="0127f967"/>
    </style:style>
    <style:style style:name="P212"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213"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214"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215" style:family="paragraph" style:parent-style-name="Heading_20_2">
      <style:paragraph-properties fo:break-before="column"/>
    </style:style>
    <style:style style:name="P216" style:family="paragraph" style:parent-style-name="Heading_20_2">
      <style:paragraph-properties fo:break-before="column"/>
      <style:text-properties officeooo:rsid="00e61563" officeooo:paragraph-rsid="00e61563"/>
    </style:style>
    <style:style style:name="P217" style:family="paragraph" style:parent-style-name="Heading_20_2">
      <style:paragraph-properties fo:break-before="column"/>
      <style:text-properties officeooo:rsid="0140126b" officeooo:paragraph-rsid="01457fbb"/>
    </style:style>
    <style:style style:name="P218" style:family="paragraph" style:parent-style-name="Heading_20_2">
      <style:paragraph-properties fo:margin-top="0mm" fo:margin-bottom="0mm" loext:contextual-spacing="false"/>
      <style:text-properties officeooo:paragraph-rsid="0127f967"/>
    </style:style>
    <style:style style:name="P219" style:family="paragraph" style:parent-style-name="Heading_20_2">
      <style:paragraph-properties fo:margin-top="1.01mm" fo:margin-bottom="1.01mm" loext:contextual-spacing="false"/>
      <style:text-properties officeooo:paragraph-rsid="019fd22a"/>
    </style:style>
    <style:style style:name="P220" style:family="paragraph">
      <loext:graphic-properties draw:fill="solid" draw:fill-color="#000000" draw:fill-image-width="0mm" draw:fill-image-height="0mm"/>
    </style:style>
    <style:style style:name="P221" style:family="paragraph">
      <loext:graphic-properties draw:fill="solid" draw:fill-color="#b2b2b2" draw:fill-image-width="0mm" draw:fill-image-height="0mm"/>
    </style:style>
    <style:style style:name="P222"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a31251"/>
    </style:style>
    <style:style style:name="T15" style:family="text">
      <style:text-properties style:font-name="Liberation Mono" officeooo:rsid="010a7e34"/>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35212" style:font-name-asian="NSimSun" style:font-size-asian="10pt" style:font-name-complex="Liberation Mono" style:font-size-complex="10pt"/>
    </style:style>
    <style:style style:name="T18" style:family="text">
      <style:text-properties style:font-name="Liberation Mono" fo:font-size="10pt" style:font-name-asian="NSimSun" style:font-size-asian="10pt" style:font-name-complex="Liberation Mono" style:font-size-complex="10pt" style:text-scale="98%"/>
    </style:style>
    <style:style style:name="T19" style:family="text">
      <style:text-properties style:font-name="Liberation Mono" fo:font-size="10pt" officeooo:rsid="019e3fb5" style:font-name-asian="NSimSun" style:font-size-asian="10pt" style:font-name-complex="Liberation Mono" style:font-size-complex="10pt"/>
    </style:style>
    <style:style style:name="T2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5" style:family="text">
      <style:text-properties style:font-name="Liberation Mono" officeooo:rsid="0031a8a0"/>
    </style:style>
    <style:style style:name="T26" style:family="text">
      <style:text-properties style:font-name="Liberation Mono" fo:font-weight="bold" style:font-weight-asian="bold" style:font-weight-complex="bold"/>
    </style:style>
    <style:style style:name="T27" style:family="text">
      <style:text-properties style:font-name="Liberation Mono" officeooo:rsid="01405e85"/>
    </style:style>
    <style:style style:name="T28" style:family="text">
      <style:text-properties style:font-name="Liberation Mono" officeooo:rsid="00f8d2b2"/>
    </style:style>
    <style:style style:name="T29" style:family="text">
      <style:text-properties style:font-name="Liberation Mono" officeooo:rsid="01a5b59c"/>
    </style:style>
    <style:style style:name="T30" style:family="text">
      <style:text-properties fo:language="en" fo:country="US"/>
    </style:style>
    <style:style style:name="T31" style:family="text">
      <style:text-properties fo:language="en" fo:country="US" officeooo:rsid="001bd04a"/>
    </style:style>
    <style:style style:name="T32" style:family="text">
      <style:text-properties fo:language="en" fo:country="US" officeooo:rsid="001c15ec"/>
    </style:style>
    <style:style style:name="T33" style:family="text">
      <style:text-properties fo:language="en" fo:country="US" officeooo:rsid="001f75a0"/>
    </style:style>
    <style:style style:name="T34" style:family="text">
      <style:text-properties fo:language="en" fo:country="US" officeooo:rsid="002161a9"/>
    </style:style>
    <style:style style:name="T35" style:family="text">
      <style:text-properties fo:language="en" fo:country="US" officeooo:rsid="00250d9a"/>
    </style:style>
    <style:style style:name="T36" style:family="text">
      <style:text-properties fo:language="en" fo:country="US" officeooo:rsid="00669338"/>
    </style:style>
    <style:style style:name="T37" style:family="text">
      <style:text-properties officeooo:rsid="00088d56"/>
    </style:style>
    <style:style style:name="T38" style:family="text">
      <style:text-properties fo:font-weight="bold" style:font-weight-asian="bold" style:font-weight-complex="bold"/>
    </style:style>
    <style:style style:name="T39" style:family="text">
      <style:text-properties fo:font-weight="bold" officeooo:rsid="0032a7af" style:font-weight-asian="bold" style:font-weight-complex="bold"/>
    </style:style>
    <style:style style:name="T40" style:family="text">
      <style:text-properties fo:font-weight="bold" officeooo:rsid="002b0e1e" style:font-weight-asian="bold" style:font-weight-complex="bold"/>
    </style:style>
    <style:style style:name="T41" style:family="text">
      <style:text-properties fo:font-weight="bold" officeooo:rsid="00462459" style:font-weight-asian="bold" style:font-weight-complex="bold"/>
    </style:style>
    <style:style style:name="T42" style:family="text">
      <style:text-properties fo:font-weight="bold" officeooo:rsid="00549321" style:font-weight-asian="bold" style:font-weight-complex="bold"/>
    </style:style>
    <style:style style:name="T43" style:family="text">
      <style:text-properties fo:font-weight="bold" officeooo:rsid="004f844c" style:font-weight-asian="bold" style:font-weight-complex="bold"/>
    </style:style>
    <style:style style:name="T44" style:family="text">
      <style:text-properties fo:font-weight="bold" officeooo:rsid="006998b8" style:font-weight-asian="bold" style:font-weight-complex="bold"/>
    </style:style>
    <style:style style:name="T45" style:family="text">
      <style:text-properties fo:font-weight="bold" officeooo:rsid="0073edcc" style:font-weight-asian="bold" style:font-weight-complex="bold"/>
    </style:style>
    <style:style style:name="T46" style:family="text">
      <style:text-properties fo:font-weight="bold" officeooo:rsid="009b5204" style:font-weight-asian="bold" style:font-weight-complex="bold"/>
    </style:style>
    <style:style style:name="T47" style:family="text">
      <style:text-properties fo:font-weight="bold" officeooo:rsid="00cefb14" style:font-weight-asian="bold" style:font-weight-complex="bold"/>
    </style:style>
    <style:style style:name="T48" style:family="text">
      <style:text-properties fo:font-weight="bold" style:font-weight-asian="bold" style:font-weight-complex="bold" style:text-scale="98%"/>
    </style:style>
    <style:style style:name="T49" style:family="text">
      <style:text-properties fo:font-weight="bold" officeooo:rsid="0031aabd" style:font-weight-asian="bold" style:font-weight-complex="bold"/>
    </style:style>
    <style:style style:name="T50" style:family="text">
      <style:text-properties fo:font-weight="bold" officeooo:rsid="010c7c7a" style:font-weight-asian="bold" style:font-weight-complex="bold"/>
    </style:style>
    <style:style style:name="T51" style:family="text">
      <style:text-properties fo:font-weight="bold" style:font-weight-asian="bold" style:font-weight-complex="bold" style:text-scale="96%"/>
    </style:style>
    <style:style style:name="T52" style:family="text">
      <style:text-properties fo:font-weight="bold" officeooo:rsid="0195641f" style:font-weight-asian="bold" style:font-weight-complex="bold" style:text-scale="96%"/>
    </style:style>
    <style:style style:name="T53" style:family="text">
      <style:text-properties fo:font-weight="bold" officeooo:rsid="0118ac59" style:font-weight-asian="bold" style:font-weight-complex="bold"/>
    </style:style>
    <style:style style:name="T54" style:family="text">
      <style:text-properties fo:font-weight="bold" officeooo:rsid="00fd2ae9" style:font-weight-asian="bold" style:font-weight-complex="bold"/>
    </style:style>
    <style:style style:name="T55" style:family="text">
      <style:text-properties fo:font-weight="bold" officeooo:rsid="0153321a" style:font-weight-asian="bold" style:font-weight-complex="bold"/>
    </style:style>
    <style:style style:name="T56" style:family="text">
      <style:text-properties fo:font-weight="bold" officeooo:rsid="0143ed3b" style:font-weight-asian="bold" style:font-weight-complex="bold"/>
    </style:style>
    <style:style style:name="T57" style:family="text">
      <style:text-properties fo:font-weight="bold" officeooo:rsid="0158027e" style:font-weight-asian="bold" style:font-weight-complex="bold"/>
    </style:style>
    <style:style style:name="T58" style:family="text">
      <style:text-properties fo:font-weight="bold" officeooo:rsid="016b9913" style:font-weight-asian="bold" style:font-weight-complex="bold"/>
    </style:style>
    <style:style style:name="T59" style:family="text">
      <style:text-properties fo:font-weight="bold" officeooo:rsid="018ed189" style:font-weight-asian="bold" style:font-weight-complex="bold"/>
    </style:style>
    <style:style style:name="T60" style:family="text">
      <style:text-properties fo:font-weight="bold" officeooo:rsid="019011cf" style:font-weight-asian="bold" style:font-weight-complex="bold"/>
    </style:style>
    <style:style style:name="T61" style:family="text">
      <style:text-properties fo:font-weight="bold" officeooo:rsid="01941fcd" style:font-weight-asian="bold" style:font-weight-complex="bold"/>
    </style:style>
    <style:style style:name="T62" style:family="text">
      <style:text-properties fo:font-weight="bold" officeooo:rsid="019bf9db" style:font-weight-asian="bold" style:font-weight-complex="bold"/>
    </style:style>
    <style:style style:name="T63" style:family="text">
      <style:text-properties fo:font-weight="bold" officeooo:rsid="01a12bbe" style:font-weight-asian="bold" style:font-weight-complex="bold"/>
    </style:style>
    <style:style style:name="T64" style:family="text">
      <style:text-properties fo:font-size="10pt"/>
    </style:style>
    <style:style style:name="T65" style:family="text">
      <style:text-properties fo:font-size="10pt" style:font-size-asian="10pt" style:font-size-complex="10pt"/>
    </style:style>
    <style:style style:name="T66" style:family="text">
      <style:text-properties fo:font-size="10pt" style:font-size-asian="10pt" style:font-size-complex="10pt" style:text-scale="98%"/>
    </style:style>
    <style:style style:name="T67" style:family="text">
      <style:text-properties fo:font-size="10pt" officeooo:rsid="00c7ade7" style:font-size-asian="10pt" style:font-size-complex="10pt"/>
    </style:style>
    <style:style style:name="T68" style:family="text">
      <style:text-properties fo:font-size="10pt" officeooo:rsid="0140126b" style:font-size-asian="10pt" style:font-size-complex="10pt"/>
    </style:style>
    <style:style style:name="T69" style:family="text">
      <style:text-properties fo:font-size="10pt" officeooo:rsid="018a8222" style:font-size-asian="10pt" style:font-size-complex="10pt"/>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fo:font-weight="bold" officeooo:rsid="0031aabd" style:font-size-asian="10pt" style:font-weight-asian="bold" style:font-size-complex="10pt" style:font-weight-complex="bold"/>
    </style:style>
    <style:style style:name="T72" style:family="text">
      <style:text-properties fo:font-size="10pt" fo:font-weight="bold" officeooo:rsid="003f5bd0" style:font-size-asian="10pt" style:font-weight-asian="bold" style:font-size-complex="10pt" style:font-weight-complex="bold"/>
    </style:style>
    <style:style style:name="T73" style:family="text">
      <style:text-properties fo:font-size="10pt" fo:font-weight="bold" style:font-size-asian="10pt" style:font-weight-asian="bold" style:font-size-complex="10pt" style:font-weight-complex="bold" style:text-scale="99%"/>
    </style:style>
    <style:style style:name="T74" style:family="text">
      <style:text-properties fo:font-size="10pt" fo:font-weight="bold" officeooo:rsid="005e9fa1" style:font-size-asian="10pt" style:font-weight-asian="bold" style:font-size-complex="10pt" style:font-weight-complex="bold" style:text-scale="99%"/>
    </style:style>
    <style:style style:name="T75" style:family="text">
      <style:text-properties fo:font-size="10pt" fo:font-weight="bold" officeooo:rsid="008863c6" style:font-size-asian="10pt" style:font-weight-asian="bold" style:font-size-complex="10pt" style:font-weight-complex="bold" style:text-scale="99%"/>
    </style:style>
    <style:style style:name="T76" style:family="text">
      <style:text-properties fo:font-size="10pt" fo:font-weight="bold" officeooo:rsid="019fd22a" style:font-size-asian="10pt" style:font-weight-asian="bold" style:font-size-complex="10pt" style:font-weight-complex="bold"/>
    </style:style>
    <style:style style:name="T77" style:family="text">
      <style:text-properties fo:font-size="10pt" fo:font-weight="bold" style:font-weight-asian="bold" style:font-weight-complex="bold"/>
    </style:style>
    <style:style style:name="T78" style:family="text">
      <style:text-properties fo:font-size="10pt" fo:font-weight="normal" style:font-size-asian="10pt" style:font-weight-asian="normal" style:font-size-complex="10pt" style:font-weight-complex="normal"/>
    </style:style>
    <style:style style:name="T79" style:family="text">
      <style:text-properties fo:font-size="10pt" fo:font-weight="normal" style:font-weight-asian="normal" style:font-weight-complex="normal"/>
    </style:style>
    <style:style style:name="T80" style:family="text">
      <style:text-properties fo:font-size="10pt" fo:font-style="italic" style:font-style-asian="italic" style:font-style-complex="italic"/>
    </style:style>
    <style:style style:name="T81" style:family="text">
      <style:text-properties style:font-name="Liberation Serif"/>
    </style:style>
    <style:style style:name="T82" style:family="text">
      <style:text-properties style:font-name="Liberation Serif" style:text-scale="98%"/>
    </style:style>
    <style:style style:name="T83" style:family="text">
      <style:text-properties style:font-name="Liberation Serif" officeooo:rsid="000ec8d3" style:text-scale="98%"/>
    </style:style>
    <style:style style:name="T84" style:family="text">
      <style:text-properties style:font-name="Liberation Serif" officeooo:rsid="00f567b7" style:text-scale="98%"/>
    </style:style>
    <style:style style:name="T85" style:family="text">
      <style:text-properties style:font-name="Liberation Serif" fo:font-weight="bold" style:font-weight-asian="bold" style:font-weight-complex="bold"/>
    </style:style>
    <style:style style:name="T86" style:family="text">
      <style:text-properties style:font-name="Liberation Serif" fo:font-weight="normal" officeooo:rsid="00da251c" style:font-weight-asian="normal" style:font-weight-complex="normal"/>
    </style:style>
    <style:style style:name="T87" style:family="text">
      <style:text-properties style:font-name="Liberation Serif" fo:font-weight="normal" officeooo:rsid="0154b059" style:font-weight-asian="normal" style:font-weight-complex="normal"/>
    </style:style>
    <style:style style:name="T88" style:family="text">
      <style:text-properties style:font-name="Liberation Serif" officeooo:rsid="00f567b7"/>
    </style:style>
    <style:style style:name="T89" style:family="text">
      <style:text-properties style:font-name="Liberation Serif" fo:font-size="10pt" officeooo:rsid="01022eec" style:font-size-asian="10pt" style:font-size-complex="10pt"/>
    </style:style>
    <style:style style:name="T90" style:family="text">
      <style:text-properties style:font-name="Liberation Serif" fo:font-size="10.5pt" style:font-size-asian="10.5pt" style:font-size-complex="10.5pt"/>
    </style:style>
    <style:style style:name="T91" style:family="text">
      <style:text-properties style:font-name="Liberation Serif" fo:font-size="10.5pt" officeooo:rsid="019bf9db" style:font-size-asian="10.5pt" style:font-size-complex="10.5pt"/>
    </style:style>
    <style:style style:name="T92" style:family="text">
      <style:text-properties style:text-scale="99%"/>
    </style:style>
    <style:style style:name="T93" style:family="text">
      <style:text-properties style:text-scale="98%"/>
    </style:style>
    <style:style style:name="T94" style:family="text">
      <style:text-properties officeooo:rsid="00cefb14" style:text-scale="98%"/>
    </style:style>
    <style:style style:name="T95" style:family="text">
      <style:text-properties officeooo:rsid="0121ae2f" style:text-scale="98%"/>
    </style:style>
    <style:style style:name="T96" style:family="text">
      <style:text-properties officeooo:rsid="01892f6e" style:text-scale="98%"/>
    </style:style>
    <style:style style:name="T97" style:family="text">
      <style:text-properties fo:font-size="9pt" fo:font-weight="bold" officeooo:rsid="007bb27b" style:font-size-asian="9pt" style:font-weight-asian="bold" style:font-size-complex="9pt" style:font-weight-complex="bold"/>
    </style:style>
    <style:style style:name="T98" style:family="text">
      <style:text-properties fo:font-size="9pt" fo:font-weight="bold" officeooo:rsid="005e9fa1" style:font-size-asian="9pt" style:font-weight-asian="bold" style:font-size-complex="9pt" style:font-weight-complex="bold"/>
    </style:style>
    <style:style style:name="T99" style:family="text">
      <style:text-properties fo:font-size="9pt" fo:font-weight="normal" officeooo:rsid="005e9fa1" style:font-size-asian="9pt" style:font-weight-asian="normal" style:font-size-complex="9pt" style:font-weight-complex="normal"/>
    </style:style>
    <style:style style:name="T100" style:family="text">
      <style:text-properties fo:font-size="9pt" style:font-size-asian="9pt" style:font-size-complex="9pt"/>
    </style:style>
    <style:style style:name="T101" style:family="text">
      <style:text-properties fo:font-size="9pt" officeooo:rsid="016c371d" style:font-size-asian="9pt" style:font-size-complex="9pt"/>
    </style:style>
    <style:style style:name="T102" style:family="text">
      <style:text-properties officeooo:rsid="00285f55"/>
    </style:style>
    <style:style style:name="T103" style:family="text">
      <style:text-properties officeooo:rsid="002b84ea"/>
    </style:style>
    <style:style style:name="T104" style:family="text">
      <style:text-properties style:text-scale="93%"/>
    </style:style>
    <style:style style:name="T105" style:family="text">
      <style:text-properties officeooo:rsid="002facc1"/>
    </style:style>
    <style:style style:name="T106" style:family="text">
      <style:text-properties officeooo:rsid="0031aabd"/>
    </style:style>
    <style:style style:name="T107" style:family="text">
      <style:text-properties officeooo:rsid="0033e72a"/>
    </style:style>
    <style:style style:name="T108" style:family="text">
      <style:text-properties officeooo:rsid="0035e167"/>
    </style:style>
    <style:style style:name="T109" style:family="text">
      <style:text-properties fo:language="zxx" fo:country="none" style:language-asian="zxx" style:country-asian="none" style:language-complex="zxx" style:country-complex="none"/>
    </style:style>
    <style:style style:name="T110" style:family="text">
      <style:text-properties officeooo:rsid="003da9ba"/>
    </style:style>
    <style:style style:name="T111" style:family="text">
      <style:text-properties officeooo:rsid="003f5bd0"/>
    </style:style>
    <style:style style:name="T112" style:family="text">
      <style:text-properties fo:font-weight="normal" style:font-weight-asian="normal" style:font-weight-complex="normal"/>
    </style:style>
    <style:style style:name="T113" style:family="text">
      <style:text-properties fo:font-weight="normal" officeooo:rsid="004f844c" style:font-weight-asian="normal" style:font-weight-complex="normal"/>
    </style:style>
    <style:style style:name="T114" style:family="text">
      <style:text-properties fo:font-weight="normal" officeooo:rsid="0073edcc" style:font-weight-asian="normal" style:font-weight-complex="normal"/>
    </style:style>
    <style:style style:name="T115" style:family="text">
      <style:text-properties fo:font-weight="normal" style:font-weight-asian="normal" style:font-weight-complex="normal" style:text-scale="97%"/>
    </style:style>
    <style:style style:name="T116" style:family="text">
      <style:text-properties fo:font-weight="normal" officeooo:rsid="00a39090" style:font-weight-asian="normal" style:font-weight-complex="normal" style:text-scale="97%"/>
    </style:style>
    <style:style style:name="T117" style:family="text">
      <style:text-properties fo:font-weight="normal" officeooo:rsid="00c7ade7" style:font-weight-asian="normal" style:font-weight-complex="normal"/>
    </style:style>
    <style:style style:name="T118" style:family="text">
      <style:text-properties fo:font-weight="normal" officeooo:rsid="00dd58c2" style:font-weight-asian="normal" style:font-weight-complex="normal"/>
    </style:style>
    <style:style style:name="T119" style:family="text">
      <style:text-properties fo:font-weight="normal" officeooo:rsid="004b6712" style:font-weight-asian="normal" style:font-weight-complex="normal"/>
    </style:style>
    <style:style style:name="T120" style:family="text">
      <style:text-properties fo:font-weight="normal" officeooo:rsid="003f5bd0" style:font-weight-asian="normal" style:font-weight-complex="normal"/>
    </style:style>
    <style:style style:name="T121" style:family="text">
      <style:text-properties fo:font-weight="normal" officeooo:rsid="00e6aede" style:font-weight-asian="normal" style:font-weight-complex="normal"/>
    </style:style>
    <style:style style:name="T122" style:family="text">
      <style:text-properties fo:font-weight="normal" officeooo:rsid="01067487" style:font-weight-asian="normal" style:font-weight-complex="normal"/>
    </style:style>
    <style:style style:name="T123" style:family="text">
      <style:text-properties fo:font-weight="normal" officeooo:rsid="0198b8e6" style:font-weight-asian="normal" style:font-weight-complex="normal"/>
    </style:style>
    <style:style style:name="T124" style:family="text">
      <style:text-properties officeooo:rsid="0040f5ff"/>
    </style:style>
    <style:style style:name="T125" style:family="text">
      <style:text-properties officeooo:rsid="0042c43e"/>
    </style:style>
    <style:style style:name="T126" style:family="text">
      <style:text-properties officeooo:rsid="00450113"/>
    </style:style>
    <style:style style:name="T127" style:family="text">
      <style:text-properties officeooo:rsid="004796a9"/>
    </style:style>
    <style:style style:name="T128" style:family="text">
      <style:text-properties officeooo:rsid="004ac42d"/>
    </style:style>
    <style:style style:name="T129" style:family="text">
      <style:text-properties officeooo:rsid="004b0887"/>
    </style:style>
    <style:style style:name="T130" style:family="text">
      <style:text-properties officeooo:rsid="0055eed5"/>
    </style:style>
    <style:style style:name="T131" style:family="text">
      <style:text-properties officeooo:rsid="005ee390"/>
    </style:style>
    <style:style style:name="T132" style:family="text">
      <style:text-properties officeooo:rsid="0060bd65"/>
    </style:style>
    <style:style style:name="T133" style:family="text">
      <style:text-properties fo:font-style="italic" style:font-style-asian="italic"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style:font-weight-asian="normal" style:font-weight-complex="normal"/>
    </style:style>
    <style:style style:name="T136" style:family="text">
      <style:text-properties officeooo:rsid="0062bd0f"/>
    </style:style>
    <style:style style:name="T137" style:family="text">
      <style:text-properties officeooo:rsid="00724116"/>
    </style:style>
    <style:style style:name="T138" style:family="text">
      <style:text-properties officeooo:rsid="0077f5ce"/>
    </style:style>
    <style:style style:name="T139" style:family="text">
      <style:text-properties style:use-window-font-color="true" fo:font-size="15pt" style:font-size-asian="15pt" style:font-size-complex="15pt"/>
    </style:style>
    <style:style style:name="T140" style:family="text">
      <style:text-properties style:use-window-font-color="true" style:font-name="Liberation Mono" fo:font-size="10pt" officeooo:rsid="0081331c" style:font-size-asian="12pt" style:font-size-complex="12pt"/>
    </style:style>
    <style:style style:name="T141" style:family="text">
      <style:text-properties style:use-window-font-color="true" style:font-name="Liberation Mono" fo:font-size="10pt" officeooo:rsid="00a8aa06" style:font-size-asian="12pt" style:font-size-complex="12pt"/>
    </style:style>
    <style:style style:name="T142" style:family="text">
      <style:text-properties style:use-window-font-color="true" style:font-name="Liberation Mono" fo:font-size="10pt" officeooo:rsid="013f99c6" style:font-size-asian="12pt" style:font-size-complex="12pt"/>
    </style:style>
    <style:style style:name="T143" style:family="text">
      <style:text-properties style:use-window-font-color="true" fo:font-size="9pt" style:font-size-asian="15pt" style:font-size-complex="15pt"/>
    </style:style>
    <style:style style:name="T144" style:family="text">
      <style:text-properties officeooo:rsid="009027a4"/>
    </style:style>
    <style:style style:name="T145" style:family="text">
      <style:text-properties officeooo:rsid="00930f32"/>
    </style:style>
    <style:style style:name="T146" style:family="text">
      <style:text-properties officeooo:rsid="00a1b26c"/>
    </style:style>
    <style:style style:name="T147" style:family="text">
      <style:text-properties style:text-underline-style="solid" style:text-underline-width="auto" style:text-underline-color="font-color"/>
    </style:style>
    <style:style style:name="T148" style:family="text">
      <style:text-properties officeooo:rsid="00b80466"/>
    </style:style>
    <style:style style:name="T149" style:family="text">
      <style:text-properties officeooo:rsid="00bbe3c4"/>
    </style:style>
    <style:style style:name="T150" style:family="text">
      <style:text-properties officeooo:rsid="00be9911"/>
    </style:style>
    <style:style style:name="T151" style:family="text">
      <style:text-properties officeooo:rsid="00cefb14"/>
    </style:style>
    <style:style style:name="T152" style:family="text">
      <style:text-properties style:text-scale="96%"/>
    </style:style>
    <style:style style:name="T153" style:family="text">
      <style:text-properties officeooo:rsid="01736d28" style:text-scale="96%"/>
    </style:style>
    <style:style style:name="T154" style:family="text">
      <style:text-properties officeooo:rsid="00e61563"/>
    </style:style>
    <style:style style:name="T155" style:family="text">
      <style:text-properties officeooo:rsid="00f3d6e5"/>
    </style:style>
    <style:style style:name="T156" style:family="text">
      <style:text-properties officeooo:rsid="00f567b7"/>
    </style:style>
    <style:style style:name="T157" style:family="text">
      <style:text-properties style:font-name="Liberation Serif1" officeooo:rsid="00fba2e6" style:font-size-asian="10.5pt" style:text-scale="99%"/>
    </style:style>
    <style:style style:name="T158" style:family="text">
      <style:text-properties officeooo:rsid="0108051c"/>
    </style:style>
    <style:style style:name="T159" style:family="text">
      <style:text-properties officeooo:rsid="01173e2b"/>
    </style:style>
    <style:style style:name="T160" style:family="text">
      <style:text-properties officeooo:rsid="0118ac59"/>
    </style:style>
    <style:style style:name="T161" style:family="text">
      <style:text-properties fo:font-size="8pt" style:font-size-asian="10pt" style:font-size-complex="10pt"/>
    </style:style>
    <style:style style:name="T162" style:family="text">
      <style:text-properties fo:font-size="8pt" officeooo:rsid="013141f1" style:font-size-asian="10pt" style:font-size-complex="10pt"/>
    </style:style>
    <style:style style:name="T163" style:family="text">
      <style:text-properties fo:font-size="8pt" fo:font-style="italic" style:font-style-asian="italic" style:font-style-complex="italic"/>
    </style:style>
    <style:style style:name="T164" style:family="text">
      <style:text-properties fo:font-size="8.5pt" style:font-size-asian="8.5pt" style:font-size-complex="8.5pt" style:text-scale="100%"/>
    </style:style>
    <style:style style:name="T165" style:family="text">
      <style:text-properties officeooo:rsid="012d7616"/>
    </style:style>
    <style:style style:name="T166" style:family="text">
      <style:text-properties officeooo:rsid="0134aa76"/>
    </style:style>
    <style:style style:name="T167" style:family="text">
      <style:text-properties officeooo:rsid="013777eb"/>
    </style:style>
    <style:style style:name="T168" style:family="text">
      <style:text-properties officeooo:rsid="0137fe0c"/>
    </style:style>
    <style:style style:name="T169" style:family="text">
      <style:text-properties officeooo:rsid="01391e81"/>
    </style:style>
    <style:style style:name="T170" style:family="text">
      <style:text-properties officeooo:rsid="013b2689"/>
    </style:style>
    <style:style style:name="T171" style:family="text">
      <style:text-properties officeooo:rsid="0143ed3b"/>
    </style:style>
    <style:style style:name="T172" style:family="text">
      <style:text-properties officeooo:rsid="014b52a2"/>
    </style:style>
    <style:style style:name="T173" style:family="text">
      <style:text-properties officeooo:rsid="01504431"/>
    </style:style>
    <style:style style:name="T174" style:family="text">
      <style:text-properties officeooo:rsid="0153321a"/>
    </style:style>
    <style:style style:name="T175" style:family="text">
      <style:text-properties officeooo:rsid="0153bcc4"/>
    </style:style>
    <style:style style:name="T176" style:family="text">
      <style:text-properties officeooo:rsid="01566337"/>
    </style:style>
    <style:style style:name="T177" style:family="text">
      <style:text-properties officeooo:rsid="015b9876"/>
    </style:style>
    <style:style style:name="T178" style:family="text">
      <style:text-properties officeooo:rsid="01619c5b"/>
    </style:style>
    <style:style style:name="T179" style:family="text">
      <style:text-properties officeooo:rsid="01657d67"/>
    </style:style>
    <style:style style:name="T180" style:family="text">
      <style:text-properties officeooo:rsid="016a3ba8"/>
    </style:style>
    <style:style style:name="T181" style:family="text">
      <style:text-properties fo:font-size="9.5pt" style:font-size-asian="9.5pt" style:font-size-complex="9.5pt"/>
    </style:style>
    <style:style style:name="T182" style:family="text">
      <style:text-properties fo:font-size="9.5pt" officeooo:rsid="016b9913" style:font-size-asian="9.5pt" style:font-size-complex="9.5pt"/>
    </style:style>
    <style:style style:name="T183" style:family="text">
      <style:text-properties officeooo:rsid="016fd0a1"/>
    </style:style>
    <style:style style:name="T184" style:family="text">
      <style:text-properties officeooo:rsid="0179f4f1"/>
    </style:style>
    <style:style style:name="T185" style:family="text">
      <style:text-properties officeooo:rsid="017b53a7"/>
    </style:style>
    <style:style style:name="T186" style:family="text">
      <style:text-properties officeooo:rsid="017ce90f"/>
    </style:style>
    <style:style style:name="T187" style:family="text">
      <style:text-properties officeooo:rsid="018a8222"/>
    </style:style>
    <style:style style:name="T188" style:family="text">
      <style:text-properties officeooo:rsid="018b880b"/>
    </style:style>
    <style:style style:name="T189" style:family="text">
      <style:text-properties officeooo:rsid="018ca5a2"/>
    </style:style>
    <style:style style:name="T190" style:family="text">
      <style:text-properties officeooo:rsid="018ed189"/>
    </style:style>
    <style:style style:name="T191" style:family="text">
      <style:text-properties officeooo:rsid="0196bca1"/>
    </style:style>
    <style:style style:name="T192" style:family="text">
      <style:text-properties officeooo:rsid="0197aa8c"/>
    </style:style>
    <style:style style:name="T193" style:family="text">
      <style:text-properties officeooo:rsid="0198b8e6"/>
    </style:style>
    <style:style style:name="T194" style:family="text">
      <style:text-properties officeooo:rsid="019ab1ae"/>
    </style:style>
    <style:style style:name="T195" style:family="text">
      <style:text-properties officeooo:rsid="019bf9db"/>
    </style:style>
    <style:style style:name="T196" style:family="text">
      <style:text-properties officeooo:rsid="019e3fb5"/>
    </style:style>
    <style:style style:name="T197" style:family="text">
      <style:text-properties officeooo:rsid="019fd22a"/>
    </style:style>
    <style:style style:name="T198" style:family="text">
      <style:text-properties fo:font-size="11.8999996185303pt"/>
    </style:style>
    <style:style style:name="T199" style:family="text">
      <style:text-properties fo:font-size="11.8999996185303pt" fo:font-weight="bold" style:font-weight-asian="bold" style:font-weight-complex="bold"/>
    </style:style>
    <style:style style:name="T200" style:family="text">
      <style:text-properties officeooo:rsid="01a12bbe"/>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2" draw:name="Shape1" draw:style-name="gr1" draw:text-style-name="P220" svg:width="23.08mm" svg:height="14.93mm" svg:x="20.3mm" svg:y="234.8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3" draw:style-name="gr2" draw:text-style-name="P221" svg:width="23.63mm" svg:height="16.46mm" svg:x="117.74mm" svg:y="234.3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5" draw:style-name="gr4" draw:text-style-name="P222" svg:width="26.27mm" svg:height="19.27mm" svg:x="165.35mm" svg:y="233.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1" draw:style-name="gr1" draw:text-style-name="P220" svg:width="23.08mm" svg:height="14.93mm" svg:x="69.14mm" svg:y="234.6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57"><draw:frame draw:style-name="fr2" draw:name="Image1" text:anchor-type="as-char" svg:width="134.44mm" svg:height="58.91mm" draw:z-index="0"><draw:image xlink:href="Pictures/100002010000038E0000017C6C61E2346835AC7E.png" xlink:type="simple" xlink:show="embed" xlink:actuate="onLoad"/></draw:frame> <text:span text:style-name="T143">GLOSSARY</text:span><text:span text:style-name="T139"> </text:span><text:span text:style-name="T140">v</text:span><text:span text:style-name="T141">1.</text:span><text:span text:style-name="T142">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71"><text:a xlink:type="simple" xlink:href="#__RefHeading___Toc2300_1590653438" text:style-name="Index_20_Link" text:visited-style-name="Index_20_Link">The Three States<text:tab/>3</text:a></text:p>
            <text:p text:style-name="P173"><text:a xlink:type="simple" xlink:href="#__RefHeading___Toc2761_1590653438" text:style-name="Index_20_Link" text:visited-style-name="Index_20_Link">workflow<text:tab/>3</text:a></text:p>
            <text:p text:style-name="P171"><text:a xlink:type="simple" xlink:href="#__RefHeading___Toc2302_1590653438" text:style-name="Index_20_Link" text:visited-style-name="Index_20_Link">INIT<text:tab/>4</text:a></text:p>
            <text:p text:style-name="P173"><text:a xlink:type="simple" xlink:href="#__RefHeading___Toc2636_1590653438" text:style-name="Index_20_Link" text:visited-style-name="Index_20_Link">--bare<text:tab/>4</text:a></text:p>
            <text:p text:style-name="P171"><text:a xlink:type="simple" xlink:href="#__RefHeading___Toc2304_1590653438" text:style-name="Index_20_Link" text:visited-style-name="Index_20_Link">CLONE<text:tab/>4</text:a></text:p>
            <text:p text:style-name="P171"><text:a xlink:type="simple" xlink:href="#__RefHeading___Toc2763_1590653438" text:style-name="Index_20_Link" text:visited-style-name="Index_20_Link">ADD<text:tab/>4</text:a></text:p>
            <text:p text:style-name="P171"><text:a xlink:type="simple" xlink:href="#__RefHeading___Toc2314_1590653438" text:style-name="Index_20_Link" text:visited-style-name="Index_20_Link">COMMIT<text:tab/>4</text:a></text:p>
            <text:p text:style-name="P172"><text:a xlink:type="simple" xlink:href="#__RefHeading___Toc2316_1590653438" text:style-name="Index_20_Link" text:visited-style-name="Index_20_Link">git commit -m<text:tab/>4</text:a></text:p>
            <text:p text:style-name="P172"><text:a xlink:type="simple" xlink:href="#__RefHeading___Toc3256_1590653438" text:style-name="Index_20_Link" text:visited-style-name="Index_20_Link">git commit -a<text:tab/>4</text:a></text:p>
            <text:p text:style-name="P173"><text:a xlink:type="simple" xlink:href="#__RefHeading___Toc2613_1590653438" text:style-name="Index_20_Link" text:visited-style-name="Index_20_Link">log<text:tab/>4</text:a></text:p>
            <text:p text:style-name="P173"><text:a xlink:type="simple" xlink:href="#__RefHeading___Toc3794_266876205" text:style-name="Index_20_Link" text:visited-style-name="Index_20_Link">committiquette<text:tab/>5</text:a></text:p>
            <text:p text:style-name="P171"><text:a xlink:type="simple" xlink:href="#__RefHeading___Toc2478_1935865245" text:style-name="Index_20_Link" text:visited-style-name="Index_20_Link">Tag<text:tab/>5</text:a></text:p>
            <text:p text:style-name="P171"><text:a xlink:type="simple" xlink:href="#__RefHeading___Toc11238_1435368569" text:style-name="Index_20_Link" text:visited-style-name="Index_20_Link">STATUS<text:tab/>5</text:a></text:p>
            <text:p text:style-name="P171"><text:a xlink:type="simple" xlink:href="#__RefHeading___Toc41957_1435368569" text:style-name="Index_20_Link" text:visited-style-name="Index_20_Link">Diff<text:tab/>5</text:a></text:p>
            <text:p text:style-name="P171"><text:a xlink:type="simple" xlink:href="#__RefHeading___Toc11240_1435368569" text:style-name="Index_20_Link" text:visited-style-name="Index_20_Link">git LOG<text:tab/>5</text:a></text:p>
            <text:p text:style-name="P171"><text:a xlink:type="simple" xlink:href="#__RefHeading___Toc2322_1590653438" text:style-name="Index_20_Link" text:visited-style-name="Index_20_Link">PUSH<text:tab/>6</text:a></text:p>
            <text:p text:style-name="P173"><text:a xlink:type="simple" xlink:href="#__RefHeading___Toc6717_750884121" text:style-name="Index_20_Link" text:visited-style-name="Index_20_Link">remotes<text:tab/>6</text:a></text:p>
            <text:p text:style-name="P172"><text:a xlink:type="simple" xlink:href="#__RefHeading___Toc6719_750884121" text:style-name="Index_20_Link" text:visited-style-name="Index_20_Link">rename<text:tab/>6</text:a></text:p>
            <text:p text:style-name="P172"><text:a xlink:type="simple" xlink:href="#__RefHeading___Toc3329_480306528" text:style-name="Index_20_Link" text:visited-style-name="Index_20_Link">delete<text:tab/>6</text:a></text:p>
            <text:p text:style-name="P172"><text:a xlink:type="simple" xlink:href="#__RefHeading___Toc6721_750884121" text:style-name="Index_20_Link" text:visited-style-name="Index_20_Link">add<text:tab/>6</text:a></text:p>
            <text:p text:style-name="P172"><text:a xlink:type="simple" xlink:href="#__RefHeading___Toc3323_480306528" text:style-name="Index_20_Link" text:visited-style-name="Index_20_Link">fetch<text:tab/>6</text:a></text:p>
            <text:p text:style-name="P173"><text:a xlink:type="simple" xlink:href="#__RefHeading___Toc6723_750884121" text:style-name="Index_20_Link" text:visited-style-name="Index_20_Link">Github<text:tab/>6</text:a></text:p>
            <text:p text:style-name="P173"><text:a xlink:type="simple" xlink:href="#__RefHeading___Toc6725_750884121" text:style-name="Index_20_Link" text:visited-style-name="Index_20_Link">BitBucket<text:tab/>6</text:a></text:p>
            <text:p text:style-name="P171"><text:a xlink:type="simple" xlink:href="#__RefHeading___Toc3796_266876205" text:style-name="Index_20_Link" text:visited-style-name="Index_20_Link">Pull<text:tab/>6</text:a></text:p>
            <text:p text:style-name="P171"><text:a xlink:type="simple" xlink:href="#__RefHeading___Toc3260_1590653438" text:style-name="Index_20_Link" text:visited-style-name="Index_20_Link">branching<text:tab/>7</text:a></text:p>
            <text:p text:style-name="P173"><text:a xlink:type="simple" xlink:href="#__RefHeading___Toc2159_610762345" text:style-name="Index_20_Link" text:visited-style-name="Index_20_Link">git checkout<text:tab/>7</text:a></text:p>
            <text:p text:style-name="P173"><text:a xlink:type="simple" xlink:href="#__RefHeading___Toc2480_1935865245" text:style-name="Index_20_Link" text:visited-style-name="Index_20_Link">compare<text:tab/>7</text:a></text:p>
            <text:p text:style-name="P173"><text:a xlink:type="simple" xlink:href="#__RefHeading___Toc2165_610762345" text:style-name="Index_20_Link" text:visited-style-name="Index_20_Link">branch<text:tab/>7</text:a></text:p>
            <text:p text:style-name="P173"><text:a xlink:type="simple" xlink:href="#__RefHeading___Toc3800_266876205" text:style-name="Index_20_Link" text:visited-style-name="Index_20_Link">merge<text:tab/>7</text:a></text:p>
            <text:p text:style-name="P173"><text:a xlink:type="simple" xlink:href="#__RefHeading___Toc1392_559895456" text:style-name="Index_20_Link" text:visited-style-name="Index_20_Link">delete<text:tab/>7</text:a></text:p>
            <text:p text:style-name="P173"><text:a xlink:type="simple" xlink:href="#__RefHeading___Toc2108_3194843" text:style-name="Index_20_Link" text:visited-style-name="Index_20_Link">rename<text:tab/>7</text:a></text:p>
            <text:p text:style-name="P173"><text:a xlink:type="simple" xlink:href="#__RefHeading___Toc2787_1435368569" text:style-name="Index_20_Link" text:visited-style-name="Index_20_Link">HEAD<text:tab/>7</text:a></text:p>
            <text:p text:style-name="P171"><text:a xlink:type="simple" xlink:href="#__RefHeading___Toc2484_1935865245" text:style-name="Index_20_Link" text:visited-style-name="Index_20_Link">restore<text:tab/>8</text:a></text:p>
            <text:p text:style-name="P173"><text:a xlink:type="simple" xlink:href="#__RefHeading___Toc2112_3194843" text:style-name="Index_20_Link" text:visited-style-name="Index_20_Link">1. checkout<text:tab/>8</text:a></text:p>
            <text:p text:style-name="P173"><text:a xlink:type="simple" xlink:href="#__RefHeading___Toc41959_1435368569" text:style-name="Index_20_Link" text:visited-style-name="Index_20_Link">2. reset<text:tab/>8</text:a></text:p>
            <text:p text:style-name="P173"><text:a xlink:type="simple" xlink:href="#__RefHeading___Toc2202_456348229" text:style-name="Index_20_Link" text:visited-style-name="Index_20_Link">3. Revert<text:tab/>8</text:a></text:p>
            <text:p text:style-name="P171"><text:a xlink:type="simple" xlink:href="#__RefHeading___Toc2486_1935865245" text:style-name="Index_20_Link" text:visited-style-name="Index_20_Link">rebase<text:tab/>9</text:a></text:p>
            <text:p text:style-name="P173"><text:a xlink:type="simple" xlink:href="#__RefHeading___Toc20734_1935865245" text:style-name="Index_20_Link" text:visited-style-name="Index_20_Link">undo commit<text:tab/>9</text:a></text:p>
            <text:p text:style-name="P172"><text:a xlink:type="simple" xlink:href="#__RefHeading___Toc20736_1935865245" text:style-name="Index_20_Link" text:visited-style-name="Index_20_Link">reset<text:tab/>9</text:a></text:p>
            <text:p text:style-name="P171"><text:a xlink:type="simple" xlink:href="#__RefHeading___Toc1827_1132370652" text:style-name="Index_20_Link" text:visited-style-name="Index_20_Link">Removing Files<text:tab/>10</text:a></text:p>
            <text:p text:style-name="P171"><text:a xlink:type="simple" xlink:href="#__RefHeading___Toc2312_1590653438" text:style-name="Index_20_Link" text:visited-style-name="Index_20_Link">Ignoring Files<text:tab/>10</text:a></text:p>
            <text:p text:style-name="P171"><text:a xlink:type="simple" xlink:href="#__RefHeading___Toc11209_1435368569" text:style-name="Index_20_Link" text:visited-style-name="Index_20_Link">renaming files<text:tab/>10</text:a></text:p>
            <text:p text:style-name="P171"><text:a xlink:type="simple" xlink:href="#__RefHeading___Toc5436_1435368569" text:style-name="Index_20_Link" text:visited-style-name="Index_20_Link">Patches<text:tab/>10</text:a></text:p>
            <text:p text:style-name="P172"><text:a xlink:type="simple" xlink:href="#__RefHeading___Toc5438_1435368569" text:style-name="Index_20_Link" text:visited-style-name="Index_20_Link">applying patches<text:tab/>10</text:a></text:p>
            <text:p text:style-name="P171"><text:a xlink:type="simple" xlink:href="#__RefHeading___Toc11312_1435368569" text:style-name="Index_20_Link" text:visited-style-name="Index_20_Link">Export the Repository<text:tab/>11</text:a></text:p>
            <text:p text:style-name="P173"><text:a xlink:type="simple" xlink:href="#__RefHeading___Toc11284_1435368569" text:style-name="Index_20_Link" text:visited-style-name="Index_20_Link">Archive<text:tab/>11</text:a></text:p>
            <text:p text:style-name="P173"><text:a xlink:type="simple" xlink:href="#__RefHeading___Toc11286_1435368569" text:style-name="Index_20_Link" text:visited-style-name="Index_20_Link">Bundle<text:tab/>11</text:a></text:p>
            <text:p text:style-name="P171"><text:a xlink:type="simple" xlink:href="#__RefHeading___Toc41961_1435368569" text:style-name="Index_20_Link" text:visited-style-name="Index_20_Link">stashes<text:tab/>11</text:a></text:p>
            <text:p text:style-name="P171"><text:a xlink:type="simple" xlink:href="#__RefHeading___Toc41963_1435368569" text:style-name="Index_20_Link" text:visited-style-name="Index_20_Link">Plumbing<text:tab/>11</text:a></text:p>
            <text:p text:style-name="P171"><text:a xlink:type="simple" xlink:href="#__RefHeading___Toc41965_1435368569" text:style-name="Index_20_Link" text:visited-style-name="Index_20_Link">Garbage<text:tab/>11</text:a></text:p>
            <text:p text:style-name="P171"><text:a xlink:type="simple" xlink:href="#__RefHeading___Toc2765_1590653438" text:style-name="Index_20_Link" text:visited-style-name="Index_20_Link">config<text:tab/>12</text:a></text:p>
            <text:p text:style-name="P172"><text:a xlink:type="simple" xlink:href="#__RefHeading___Toc1807_1132370652" text:style-name="Index_20_Link" text:visited-style-name="Index_20_Link">colors<text:tab/>12</text:a></text:p>
            <text:p text:style-name="P172"><text:a xlink:type="simple" xlink:href="#__RefHeading___Toc2488_1935865245" text:style-name="Index_20_Link" text:visited-style-name="Index_20_Link">alias<text:tab/>12</text:a></text:p>
            <text:p text:style-name="P172"><text:a xlink:type="simple" xlink:href="#__RefHeading___Toc2851_1590653438" text:style-name="Index_20_Link" text:visited-style-name="Index_20_Link">sublime as editor<text:tab/>12</text:a></text:p>
            <text:p text:style-name="P171"><text:a xlink:type="simple" xlink:href="#__RefHeading___Toc1394_559895456" text:style-name="Index_20_Link" text:visited-style-name="Index_20_Link">Heroku<text:tab/>12</text:a></text:p>
            <text:p text:style-name="P171"><text:a xlink:type="simple" xlink:href="#__RefHeading___Toc2324_1590653438" text:style-name="Index_20_Link" text:visited-style-name="Index_20_Link">SublimeGit<text:tab/>12</text:a></text:p>
            <text:p text:style-name="P173"><text:a xlink:type="simple" xlink:href="#__RefHeading___Toc2326_1590653438" text:style-name="Index_20_Link" text:visited-style-name="Index_20_Link">initialize the git repository,<text:tab/>12</text:a></text:p>
            <text:p text:style-name="P173"><text:a xlink:type="simple" xlink:href="#__RefHeading___Toc2328_1590653438" text:style-name="Index_20_Link" text:visited-style-name="Index_20_Link">The Status View<text:tab/>12</text:a></text:p>
            <text:p text:style-name="P173"><text:a xlink:type="simple" xlink:href="#__RefHeading___Toc2330_1590653438" text:style-name="Index_20_Link" text:visited-style-name="Index_20_Link">Adding Files<text:tab/>12</text:a></text:p>
          </text:index-body>
        </text:table-of-content>
        <text:p text:style-name="P5"/>
        <text:p text:style-name="P5"/>
        <text:p text:style-name="P5"/>
        <text:p text:style-name="P5"/>
        <text:p text:style-name="P5"><draw:custom-shape text:anchor-type="paragraph" draw:z-index="14" draw:name="Shape4" draw:style-name="gr3" draw:text-style-name="P222"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67">REMOTE</text:p>
            </table:table-cell>
            <table:table-cell table:style-name="Table1.A1" office:value-type="string">
              <text:p text:style-name="P161"><text:span text:style-name="T38">clone/pul</text:span><text:span text:style-name="T44">l</text:span><text:span text:style-name="T38">→</text:span><text:span text:style-name="T103"> </text:span></text:p>
            </table:table-cell>
            <table:table-cell table:style-name="Table1.A1" table:number-rows-spanned="3" office:value-type="string">
              <text:p text:style-name="P167">LOCAL</text:p>
            </table:table-cell>
            <table:table-cell table:style-name="Table1.A1" office:value-type="string">
              <text:p text:style-name="P163">→</text:p>
            </table:table-cell>
            <table:table-cell table:style-name="Table1.A1" table:number-rows-spanned="3" office:value-type="string">
              <text:p text:style-name="P165">STAGING</text:p>
            </table:table-cell>
            <table:table-cell table:style-name="Table1.A1" office:value-type="string">
              <text:p text:style-name="P162">→</text:p>
            </table:table-cell>
            <table:table-cell table:style-name="Table1.A1" table:number-rows-spanned="3" office:value-type="string">
              <text:p text:style-name="P166"><text:span text:style-name="T104">WORKING</text:span> COPY</text:p>
            </table:table-cell>
          </table:table-row>
          <table:table-row>
            <table:covered-table-cell/>
            <table:table-cell table:style-name="Table1.A1" office:value-type="string">
              <text:p text:style-name="P158"/>
            </table:table-cell>
            <table:covered-table-cell/>
            <table:table-cell table:style-name="Table1.A1" office:value-type="string">
              <text:p text:style-name="P158"/>
            </table:table-cell>
            <table:covered-table-cell/>
            <table:table-cell table:style-name="Table1.A1" office:value-type="string">
              <text:p text:style-name="P164">checkout →</text:p>
            </table:table-cell>
            <table:covered-table-cell/>
          </table:table-row>
          <table:table-row>
            <table:covered-table-cell/>
            <table:table-cell table:style-name="Table1.A1" office:value-type="string">
              <text:p text:style-name="P162"><text:span text:style-name="T103">← <text:s/></text:span>push</text:p>
            </table:table-cell>
            <table:covered-table-cell/>
            <table:table-cell table:style-name="Table1.A1" office:value-type="string">
              <text:p text:style-name="P162"><text:span text:style-name="T103">← </text:span>commit</text:p>
            </table:table-cell>
            <table:covered-table-cell/>
            <table:table-cell table:style-name="Table1.F3" office:value-type="string">
              <text:p text:style-name="P162"><text:span text:style-name="T103">← </text:span>add</text:p>
            </table:table-cell>
            <table:covered-table-cell/>
          </table:table-row>
          <table:table-row>
            <table:table-cell table:style-name="Table1.A1" office:value-type="string">
              <text:p text:style-name="P158"/>
            </table:table-cell>
            <table:table-cell table:style-name="Table1.A1" office:value-type="string">
              <text:p text:style-name="P159"/>
            </table:table-cell>
            <table:table-cell table:style-name="Table1.A1" table:number-columns-spanned="5" office:value-type="string">
              <text:p text:style-name="P160">local</text:p>
            </table:table-cell>
            <table:covered-table-cell/>
            <table:covered-table-cell/>
            <table:covered-table-cell/>
            <table:covered-table-cell/>
          </table:table-row>
        </table:table>
        <text:p text:style-name="P5"/>
      </text:section>
      <text:section text:style-name="Sect4" text:name="Section1">
        <text:p text:style-name="Standard"><draw:frame draw:style-name="fr3" draw:name="Image3" text:anchor-type="paragraph" svg:x="1.36mm" svg:y="1.2mm" svg:width="168.57mm" svg:height="159.44mm" draw:z-index="17"><draw:image xlink:href="Pictures/10000201000001E1000001C7813B434B7A27A382.png" xlink:type="simple" xlink:show="embed" xlink:actuate="onLoad"/></draw:frame><text:soft-page-break/></text:p>
        <text:h text:style-name="P180" text:outline-level="1"><text:bookmark text:name="The-Three-States"/><text:bookmark-start text:name="__RefHeading___Toc2300_1590653438"/>The Three States<text:bookmark-end text:name="__RefHeading___Toc2300_1590653438"/></text:h>
        <text:p text:style-name="P2"><text:span text:style-name="T38">Committed</text:span> means that the data is safely stored in your <text:span text:style-name="T38">local</text:span> database. </text:p>
        <text:p text:style-name="P3"><text:span text:style-name="T38">Modified</text:span> means that you have changed the file but have not committed it to your database yet.</text:p>
        <text:p text:style-name="P2"><text:span text:style-name="T38">Staged</text:span> means that you have marked a modified file in its current version to go into your next commit snapshot.</text:p>
        <text:h text:style-name="P212" text:outline-level="2"/>
        <text:h text:style-name="P213" text:outline-level="2"/>
        <text:h text:style-name="P214" text:outline-level="2"/>
        <text:h text:style-name="P214" text:outline-level="2"><text:bookmark-start text:name="__RefHeading___Toc2761_1590653438"/>workflow<text:bookmark-end text:name="__RefHeading___Toc2761_1590653438"/></text:h>
        <text:p text:style-name="P101">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1"><text:span text:style-name="T124">1.</text:span> you <text:span text:style-name="T38">edit </text:span><text:span text:style-name="T112">your files in the</text:span><text:span text:style-name="T38"> working directory</text:span> </text:p>
            </table:table-cell>
            <table:table-cell table:style-name="Table2.A1" office:value-type="string">
              <text:p text:style-name="Standard"><text:span text:style-name="T124">2. w</text:span>hen you’re ready to save a copy of the current state of the project, you <text:span text:style-name="T38">stage changes</text:span></text:p>
              <text:p text:style-name="Standard"><text:span text:style-name="T112">with</text:span><text:span text:style-name="T38"> </text:span><text:span text:style-name="Source_20_Text"><text:span text:style-name="T22">git add</text:span></text:span> </text:p>
            </table:table-cell>
            <table:table-cell table:style-name="Table2.C1" office:value-type="string">
              <text:p text:style-name="P101"><text:span text:style-name="T124">3. after</text:span> you’re happy with the staged snapshot, you <text:span text:style-name="T38">commit</text:span> it to the project history with <text:span text:style-name="Source_20_Text"><text:span text:style-name="T22">git commit</text:span></text:span></text:p>
            </table:table-cell>
          </table:table-row>
        </table:table>
        <text:h text:style-name="P182" text:outline-level="1"/>
        <text:h text:style-name="P196" text:outline-level="1"><text:bookmark-start text:name="__RefHeading___Toc2302_1590653438"/><text:span text:style-name="T25">I</text:span><text:span text:style-name="T5">NIT</text:span><text:bookmark-end text:name="__RefHeading___Toc2302_1590653438"/></text:h>
        <text:p text:style-name="Standard"><text:span text:style-name="T106">to </text:span>create a new Git repository <text:span text:style-name="T107">in that directory</text:span></text:p>
        <text:p text:style-name="Preformatted_20_Text"><text:tab/><text:span text:style-name="Source_20_Text"><text:span text:style-name="T20">$</text:span></text:span><text:span text:style-name="T20"> git init</text:span></text:p>
        <text:p text:style-name="Standard"><text:span text:style-name="T106">to c</text:span>reate <text:span text:style-name="T108">it </text:span>in <text:span text:style-name="T108">a</text:span> specified directory</text:p>
        <text:p text:style-name="P36"><text:span text:style-name="Source_20_Text"><text:span text:style-name="T21">$ </text:span></text:span><text:span text:style-name="Source_20_Text"><text:span text:style-name="T70">git init </text:span></text:span><text:span text:style-name="Source_20_Text"><text:span text:style-name="T71">project_culo</text:span></text:span></text:p>
        <text:h text:style-name="P204" text:outline-level="2"><text:bookmark-start text:name="__RefHeading___Toc2636_1590653438"/>--bare<text:bookmark-end text:name="__RefHeading___Toc2636_1590653438"/></text:h>
        <text:p text:style-name="Preformatted_20_Text"><text:span text:style-name="Source_20_Text"><text:span text:style-name="T39">$ </text:span></text:span><text:span text:style-name="Source_20_Text"><text:span text:style-name="T38">git init --bare </text:span></text:span><text:span text:style-name="Source_20_Text"><text:span text:style-name="T39">pro</text:span></text:span><text:span text:style-name="Source_20_Text"><text:span text:style-name="T46">j</text:span></text:span><text:span text:style-name="Source_20_Text"><text:span text:style-name="T39">ect_culo</text:span></text:span></text:p>
        <text:p text:style-name="Standard">The <text:span text:style-name="Source_20_Text"><text:span text:style-name="T20">--bare</text:span></text:span><text:span text:style-name="T16"> </text:span>flag creates a repository that <text:span text:style-name="T38">doesn’t have a working directory</text:span>, making it <text:span text:style-name="T38">impossible to edit files and commit changes</text:span> in that repository. </text:p>
        <text:p text:style-name="P99"><text:span text:style-name="T47">Shared</text:span><text:span text:style-name="T38"> repositories </text:span>should always be created as bare repositories because pushing branches to a non-bare repository has the potential to overwrite changes. </text:p>
        <text:p text:style-name="P99">Think of <text:span text:style-name="Source_20_Text"><text:span text:style-name="T70">--bare</text:span></text:span> as a way to mark a repository <text:span text:style-name="T48">as a storage facility</text:span><text:span text:style-name="T93">, opposed to a developme</text:span><text:span text:style-name="T94">nt</text:span> environment. This means that for virtually all Git workflows, the central repository is bare, and developers local repositories are non-bare.</text:p>
        <text:h text:style-name="P183" text:outline-level="1"><text:bookmark-start text:name="__RefHeading___Toc2304_1590653438"/><text:span text:style-name="T106">C</text:span>LON<text:span text:style-name="T105">E</text:span><text:bookmark-end text:name="__RefHeading___Toc2304_1590653438"/></text:h>
        <text:p text:style-name="Text_20_body">copies an existing Git repository. </text:p>
        <text:p text:style-name="Preformatted_20_Text"><text:span text:style-name="Source_20_Text"><text:span text:style-name="T109">$ git clone &lt;repo&gt; &lt;directory&gt;</text:span></text:span></text:p>
        <text:h text:style-name="P184" text:outline-level="1"><text:bookmark-start text:name="__RefHeading___Toc2763_1590653438"/><text:span text:style-name="Source_20_Text"><text:span text:style-name="T109">ADD</text:span></text:span><text:bookmark-end text:name="__RefHeading___Toc2763_1590653438"/></text:h>
        <text:p text:style-name="Text_20_body"><text:span text:style-name="T38">The Staging Area </text:span><text:span text:style-name="T125">is</text:span> a buffer between <text:s/>the working directory and the project history.</text:p>
        <text:p text:style-name="P114">The staging area is important (versus just committing in one step) because you often want to only add specific files at a time to a given commit.</text:p>
        <text:p text:style-name="P100">The git add command adds a change in the <text:span text:style-name="T38">working directory</text:span> <text:span text:style-name="T40">→</text:span>to the <text:span text:style-name="T40">→</text:span> <text:span text:style-name="T38">staging area</text:span>. </text:p>
        <text:p text:style-name="P100">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18">However, git add doesn't really affect the repository in any significant way.</text:p>
            </table:table-cell>
            <table:table-cell table:style-name="Table10.B1" office:value-type="string">
              <text:p text:style-name="P118"><text:span text:style-name="T110">C</text:span>hanges are not actually recorded until you <text:span text:style-name="T151">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111">blah<text:tab/> <text:s/></text:span></text:span></text:p>
            </table:table-cell>
            <table:table-cell table:style-name="Table14.B1" office:value-type="string">
              <text:p text:style-name="P57"><text:span text:style-name="Source_20_Text"><text:span text:style-name="T111">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49">project_culo </text:span></text:span><text:span text:style-name="Source_20_Text"><text:span text:style-name="T120">(directory)</text:span></text:span></text:p>
            </table:table-cell>
            <table:covered-table-cell/>
          </table:table-row>
          <table:table-row>
            <table:table-cell table:style-name="Table14.A2" table:number-columns-spanned="2" office:value-type="string">
              <text:p text:style-name="P56"><text:span text:style-name="Source_20_Text"><text:span text:style-name="T121">git add file-name-1 file-name-2</text:span></text:span></text:p>
            </table:table-cell>
            <table:covered-table-cell/>
          </table:table-row>
        </table:table>
        <text:p text:style-name="Standard"><text:span text:style-name="T102">to </text:span>add all the project files to the repository <text:span text:style-name="T102">:</text:span></text:p>
        <text:p text:style-name="P37">$ git add -A</text:p>
        <text:h text:style-name="Heading_20_1" text:outline-level="1"><text:bookmark-start text:name="__RefHeading___Toc2314_1590653438"/><text:span text:style-name="T106">C</text:span>OMMIT<text:bookmark-end text:name="__RefHeading___Toc2314_1590653438"/></text:h>
        <text:p text:style-name="Standard">if you have to use the word "<text:span text:style-name="T38">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5">git add</text:span></text:span> on since you edited them – won’t go into this commit. <text:bookmark text:name="id-yyc7uGh6tVsx"/></text:p>
        <text:p text:style-name="Standard"><text:span text:style-name="Source_20_Text"><text:span text:style-name="T70">$ git commit</text:span></text:span></text:p>
        <text:p text:style-name="Standard">Doing so launches your editor of choice. (This is set by your shell’s <text:span text:style-name="Source_20_Text"><text:span text:style-name="T65">$EDITOR</text:span></text:span> <text:span text:style-name="T126">)</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5">commit</text:span></text:span> command by specifying it after a -m flag, like this:</text:p>
        <text:p text:style-name="Preformatted_20_Text"><text:span text:style-name="Source_20_Text">$</text:span> <text:span text:style-name="T38">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8"><text:s/></text:span><text:span text:style-name="Source_20_Text"><text:span text:style-name="T70">-a</text:span></text:span><text:span text:style-name="Source_20_Text"><text:span text:style-name="T65"> </text:span></text:span>flag <text:span text:style-name="T136">is</text:span> a shortcut for the (very common) case of committing all modifications to existing files (or files created using <text:span text:style-name="Source_20_Text"><text:span text:style-name="T65">git mv</text:span></text:span>, which don’t count as new files to Git)</text:p>
        <text:p text:style-name="Standard">Be careful about using the <text:span text:style-name="Source_20_Text"><text:span text:style-name="T65">-a </text:span></text:span>flag improperly; <text:span text:style-name="T38">if you have added any new files</text:span> to the project since the last commit, <text:span text:style-name="T38">you still have to tell Git</text:span> about them using <text:span text:style-name="Source_20_Text"><text:span text:style-name="T65">git add -A</text:span></text:span> <text:s/>first.</text:p>
        <text:h text:style-name="P205" text:outline-level="2"><text:bookmark-start text:name="__RefHeading___Toc2613_1590653438"/><text:span text:style-name="T36">l</text:span><text:span text:style-name="T33">og</text:span><text:bookmark-end text:name="__RefHeading___Toc2613_1590653438"/></text:h>
        <text:p text:style-name="P47"><text:span text:style-name="Source_20_Text"><text:span text:style-name="T31">$ </text:span></text:span><text:span text:style-name="Source_20_Text">git log</text:span> -<text:span text:style-name="T32">p -2</text:span></text:p>
        <table:table table:name="Table29" table:style-name="Table29">
          <table:table-column table:style-name="Table29.A"/>
          <table:table-column table:style-name="Table29.B"/>
          <table:table-row>
            <table:table-cell table:style-name="Table29.A1" office:value-type="string">
              <text:p text:style-name="P168">-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3">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7"/>
        <table:table table:name="Table25" table:style-name="Table25">
          <table:table-column table:style-name="Table25.A"/>
          <table:table-row>
            <table:table-cell table:style-name="Table25.A1" office:value-type="string">
              <text:p text:style-name="P83">$ git <text:span text:style-name="T38">log</text:span> --<text:span text:style-name="T38">oneline</text:span> --<text:span text:style-name="T38">graph</text:span></text:p>
            </table:table-cell>
          </table:table-row>
        </table:table>
        <text:p text:style-name="Text_20_body"><text:span text:style-name="Source_20_Text"/></text:p>
        <text:p text:style-name="Text_20_body"><text:span text:style-name="Source_20_Text"><text:span text:style-name="T38">git reflog</text:span></text:span></text:p>
        <text:p text:style-name="Standard">Display<text:span text:style-name="T174">s</text:span> the local, chronological history of a repository.</text:p>
        <text:h text:style-name="P216"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09">1) Separate subject from body with a blank line</text:p>
            </table:table-cell>
            <table:covered-table-cell/>
            <table:table-cell table:style-name="Table13.C1" office:value-type="string">
              <text:p text:style-name="P109">2) Limit the subject line to 50 characters</text:p>
            </table:table-cell>
          </table:table-row>
          <table:table-row>
            <table:table-cell table:style-name="Table13.A2" office:value-type="string">
              <text:p text:style-name="P109">3<text:span text:style-name="T154">) Capitalize the subject line</text:span></text:p>
            </table:table-cell>
            <table:table-cell table:style-name="Table13.B2" table:number-columns-spanned="2" office:value-type="string">
              <text:p text:style-name="P109">4) Do not end the subject line with a period</text:p>
            </table:table-cell>
            <table:covered-table-cell/>
          </table:table-row>
          <table:table-row>
            <table:table-cell table:style-name="Table13.A2" table:number-columns-spanned="2" office:value-type="string">
              <text:p text:style-name="P109">5) Use the imperative mood in the subject line</text:p>
            </table:table-cell>
            <table:covered-table-cell/>
            <table:table-cell table:style-name="Table13.B2" office:value-type="string">
              <text:p text:style-name="P109">6) Wrap the body at 72 characters</text:p>
            </table:table-cell>
          </table:table-row>
          <table:table-row>
            <table:table-cell table:style-name="Table13.B2" table:number-columns-spanned="3" office:value-type="string">
              <text:p text:style-name="P109">7) Use the body to explain what and why vs. how</text:p>
            </table:table-cell>
            <table:covered-table-cell/>
            <table:covered-table-cell/>
          </table:table-row>
        </table:table>
        <text:h text:style-name="P185" text:outline-level="1"><text:bookmark-start text:name="__RefHeading___Toc2478_1935865245"/>Tag<text:bookmark-end text:name="__RefHeading___Toc2478_1935865245"/></text:h>
        <text:p text:style-name="P16">Tags are convenient references to official releases and other significant milestones</text:p>
        <table:table table:name="Table20" table:style-name="Table20">
          <table:table-column table:style-name="Table20.A"/>
          <table:table-row>
            <table:table-cell table:style-name="Table20.A1" office:value-type="string">
              <text:p text:style-name="P79"><text:span text:style-name="Source_20_Text"><text:span text:style-name="T95">$ </text:span></text:span><text:span text:style-name="Source_20_Text"><text:span text:style-name="T93">git</text:span></text:span><text:span text:style-name="T93"> </text:span><text:span text:style-name="Source_20_Text"><text:span text:style-name="T48">tag</text:span></text:span><text:span text:style-name="T93"> </text:span><text:span text:style-name="Source_20_Text"><text:span text:style-name="T93">-a</text:span></text:span><text:span text:style-name="T93"> </text:span><text:span text:style-name="Source_20_Text"><text:span text:style-name="T93">v1.0</text:span></text:span><text:span text:style-name="T93"> </text:span><text:span text:style-name="Source_20_Text"><text:span text:style-name="T93">-m</text:span></text:span><text:span text:style-name="T93"> </text:span><text:span text:style-name="Source_20_Text"><text:span text:style-name="T93">"Stable version"</text:span></text:span></text:p>
            </table:table-cell>
          </table:table-row>
          <table:table-row>
            <table:table-cell table:style-name="Table20.A2" office:value-type="string">
              <text:p text:style-name="P79"><text:span text:style-name="Source_20_Text"><text:span text:style-name="T162">$ </text:span></text:span><text:span text:style-name="Source_20_Text"><text:span text:style-name="T161">git tag -a &lt;tag-name&gt; -m "&lt;description&gt;"</text:span></text:span></text:p>
            </table:table-cell>
          </table:table-row>
        </table:table>
        <text:p text:style-name="Standard">the <text:span text:style-name="Source_20_Text">-a</text:span> flag tells Git to create an <text:span text:style-name="Strong_20_Emphasis">annotated tag</text:span></text:p>
        <text:p text:style-name="Standard">To view a list of existing tags, <text:span text:style-name="Source_20_Text">git tag</text:span></text:p>
        <text:h text:style-name="P186" text:outline-level="1"><text:bookmark-start text:name="__RefHeading___Toc11238_1435368569"/><text:span text:style-name="T128">S</text:span>TATUS<text:bookmark-end text:name="__RefHeading___Toc11238_1435368569"/></text:h>
        <text:p text:style-name="P29">It simply shows you what's been going on with <text:span text:style-name="Source_20_Text"><text:span text:style-name="T65">git</text:span></text:span><text:span text:style-name="Source_20_Text"> </text:span><text:span text:style-name="Source_20_Text"><text:span text:style-name="T16">add</text:span></text:span> and<text:span text:style-name="T16"> </text:span><text:span text:style-name="Source_20_Text"><text:span text:style-name="T16">git commit</text:span></text:span>. </text:p>
        <text:p text:style-name="P170"><text:span text:style-name="Source_20_Text"><text:span text:style-name="T38">$</text:span></text:span><text:span text:style-name="T38"> git status -s</text:span></text:p>
        <text:p text:style-name="P90">??<text:tab/>New files that aren’t tracked<text:tab/></text:p>
        <text:p text:style-name="P90"><text:span text:style-name="T37">A<text:tab/></text:span>new files that have been added <text:s/><text:tab/> to the staging area</text:p>
        <text:p text:style-name="P90"><text:span text:style-name="T37">M<text:tab/></text:span>modified files</text:p>
        <text:h text:style-name="P187" text:outline-level="1"><text:bookmark-start text:name="__RefHeading___Toc41957_1435368569"/>Diff<text:bookmark-end text:name="__RefHeading___Toc41957_1435368569"/></text:h>
        <text:p text:style-name="P34"><text:span text:style-name="T118">to see </text:span><text:span text:style-name="T112">what is </text:span><text:span text:style-name="Source_20_Text"><text:span text:style-name="T79">different</text:span></text:span><text:span text:style-name="T112"> from our last commit</text:span><text:span text:style-name="T123">, the </text:span><text:span text:style-name="T112">details of the </text:span><text:span text:style-name="Source_20_Text"><text:span text:style-name="T112">git status</text:span></text:span><text:span text:style-name="T112"> command - </text:span><text:span text:style-name="T135">how</text:span><text:span text:style-name="T112">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5">$ git <text:span text:style-name="T38">diff</text:span></text:p>
            </table:table-cell>
            <table:covered-table-cell/>
            <table:table-cell table:style-name="Table11.C1" table:number-columns-spanned="2" office:value-type="string">
              <text:p text:style-name="P143"/>
            </table:table-cell>
            <table:covered-table-cell/>
          </table:table-row>
          <table:table-row>
            <table:table-cell table:style-name="Table11.C1" office:value-type="string">
              <text:p text:style-name="P143"><text:span text:style-name="Source_20_Text"><text:span text:style-name="T77">--staged</text:span></text:span></text:p>
            </table:table-cell>
            <table:table-cell table:style-name="Table11.C1" table:number-columns-spanned="3" office:value-type="string">
              <text:p text:style-name="P143">changes you just staged</text:p>
            </table:table-cell>
            <table:covered-table-cell/>
            <table:covered-table-cell/>
          </table:table-row>
          <table:table-row>
            <table:table-cell table:style-name="Table11.C1" office:value-type="string">
              <text:p text:style-name="P143"><text:span text:style-name="Source_20_Text"><text:span text:style-name="T77">--cached</text:span></text:span></text:p>
            </table:table-cell>
            <table:table-cell table:style-name="Table11.C1" table:number-columns-spanned="3" office:value-type="string">
              <text:p text:style-name="P142"><text:span text:style-name="T193">changes </text:span>between the staged snapshot and the most recent commit</text:p>
            </table:table-cell>
            <table:covered-table-cell/>
            <table:covered-table-cell/>
          </table:table-row>
          <table:table-row>
            <table:table-cell table:style-name="Table11.C1" office:value-type="string">
              <text:p text:style-name="P45">--stat </text:p>
            </table:table-cell>
            <table:table-cell table:style-name="Table11.C1" table:number-columns-spanned="3" office:value-type="string">
              <text:p text:style-name="P96">short form</text:p>
            </table:table-cell>
            <table:covered-table-cell/>
            <table:covered-table-cell/>
          </table:table-row>
          <table:table-row>
            <table:table-cell table:style-name="Table11.A1" table:number-columns-spanned="3" office:value-type="string">
              <text:p text:style-name="P95">$ <text:span text:style-name="T185">git diff HEAD~2..HEAD~1</text:span></text:p>
            </table:table-cell>
            <table:covered-table-cell/>
            <table:covered-table-cell/>
            <table:table-cell table:style-name="Table11.C1" office:value-type="string">
              <text:p text:style-name="P95"/>
            </table:table-cell>
          </table:table-row>
          <table:table-row>
            <table:table-cell table:style-name="Table11.C1" table:number-columns-spanned="4" office:value-type="string">
              <text:p text:style-name="P143">will output the diff between<text:span text:style-name="T186"> the last two com</text:span></text:p>
            </table:table-cell>
            <table:covered-table-cell/>
            <table:covered-table-cell/>
            <table:covered-table-cell/>
          </table:table-row>
        </table:table>
        <text:h text:style-name="P186" text:outline-level="1"><text:bookmark-start text:name="__RefHeading___Toc11240_1435368569"/>git LOG<text:bookmark-end text:name="__RefHeading___Toc11240_1435368569"/></text:h>
        <text:p text:style-name="P133">displays committed snapshots. It lets you list the project history, filter it, and search for specific changes. </text:p>
        <text:p text:style-name="P132">If you get trapped with (END), quit with <text:span text:style-name="T26">q</text:span></text:p>
        <text:p text:style-name="P133"/>
        <table:table table:name="Table3" table:style-name="Table3">
          <table:table-column table:style-name="Table3.A"/>
          <table:table-column table:style-name="Table3.B"/>
          <table:table-row>
            <table:table-cell table:style-name="Table3.A1" office:value-type="string">
              <text:p text:style-name="P105"><text:span text:style-name="Source_20_Text"><text:span text:style-name="T20">git status</text:span></text:span> inspect<text:span text:style-name="T129">s</text:span></text:p>
              <text:p text:style-name="P103"><text:s/>the <text:span text:style-name="T38">working directory</text:span> and the <text:span text:style-name="T38">staging area</text:span></text:p>
            </table:table-cell>
            <table:table-cell table:style-name="Table3.B1" office:value-type="string">
              <text:p text:style-name="P105"><text:span text:style-name="Source_20_Text"><text:span text:style-name="T20">git log</text:span></text:span> only</text:p>
              <text:p text:style-name="P103"><text:s/>operates on the <text:span text:style-name="T38">committed history</text:span></text:p>
            </table:table-cell>
          </table:table-row>
        </table:table>
        <text:p text:style-name="P90"><text:span text:style-name="Source_20_Text"/></text:p>
        <text:p text:style-name="P90"><text:span text:style-name="Source_20_Text"><text:span text:style-name="T160">$ git log --</text:span></text:span><text:span text:style-name="Source_20_Text"><text:span text:style-name="T53">oneline</text:span></text:span><text:span text:style-name="Source_20_Text"><text:span text:style-name="T160"> blue.html</text:span></text:span></text:p>
        <text:p text:style-name="P90"><text:span text:style-name="Source_20_Text"><text:span text:style-name="T176">$ </text:span></text:span><text:span text:style-name="Source_20_Text">git log master..mary/master --</text:span><text:span text:style-name="Source_20_Text"><text:span text:style-name="T38">stat</text:span></text:span></text:p>
        <text:p text:style-name="P90"><text:span text:style-name="Source_20_Text"/></text:p>
        <table:table table:name="Table12" table:style-name="Table12">
          <table:table-column table:style-name="Table12.A"/>
          <table:table-column table:style-name="Table12.B"/>
          <table:table-row>
            <table:table-cell table:style-name="Table12.A1" office:value-type="string">
              <text:p text:style-name="P90"><text:span text:style-name="Source_20_Text"><text:span text:style-name="T38">git log -n 3</text:span></text:span> </text:p>
              <text:p text:style-name="P133"><text:span text:style-name="T194">last</text:span> 3 commits</text:p>
            </table:table-cell>
            <table:table-cell table:style-name="Table12.B1" table:number-rows-spanned="2" office:value-type="string">
              <text:p text:style-name="P133"><text:span text:style-name="Source_20_Text"><text:span text:style-name="T70">git log –stat</text:span></text:span><text:span text:style-name="Source_20_Text"><text:span text:style-name="T38"><text:tab/> </text:span></text:span></text:p>
              <text:p text:style-name="P133">include<text:span text:style-name="T195">s</text:span> which files were altered and the relative number of lines that were added or deleted from each of them.<text:tab/></text:p>
            </table:table-cell>
          </table:table-row>
          <table:table-row>
            <table:table-cell table:style-name="Table12.A2" table:number-rows-spanned="2" office:value-type="string">
              <text:p text:style-name="P133"><text:span text:style-name="Source_20_Text"><text:span text:style-name="T77">git log -p</text:span></text:span></text:p>
              <text:p text:style-name="P133">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6">git log &lt;file&gt;</text:p>
              <text:p text:style-name="P144">Only display commits that include the specified file</text:p>
            </table:table-cell>
          </table:table-row>
          <table:table-row>
            <table:table-cell table:style-name="Table12.A4" table:number-columns-spanned="2" office:value-type="string">
              <text:p text:style-name="P71"><text:span text:style-name="Source_20_Text"><text:span text:style-name="T38">git log --oneline</text:span></text:span><text:span text:style-name="Source_20_Text"><text:span text:style-name="T62"> </text:span></text:span><text:span text:style-name="T90">single line</text:span><text:span text:style-name="T91">, more compact</text:span></text:p>
            </table:table-cell>
            <table:covered-table-cell/>
          </table:table-row>
          <table:table-row>
            <table:table-cell table:style-name="Table12.A4" table:number-columns-spanned="2" office:value-type="string">
              <text:p text:style-name="P44">git log --author="&lt;pattern&gt;"</text:p>
              <text:p text:style-name="P133">Search for commits by a particular author. <text:s/><text:span text:style-name="Source_20_Text"><text:span text:style-name="T65">&lt;pattern&gt;</text:span></text:span> can be a plain string or a regular expression. <text:s text:c="4"/></text:p>
            </table:table-cell>
            <table:covered-table-cell/>
          </table:table-row>
          <table:table-row>
            <table:table-cell table:style-name="Table12.A4" table:number-columns-spanned="2" office:value-type="string">
              <text:p text:style-name="P133"><text:span text:style-name="Source_20_Text"><text:span text:style-name="T77">git log --grep="&lt;pattern&gt;"</text:span></text:span></text:p>
              <text:p text:style-name="P133"><text:span text:style-name="T119">S</text:span><text:span text:style-name="T112">earch for commits with a commit message that matches </text:span><text:span text:style-name="Source_20_Text"><text:span text:style-name="T78">&lt;pattern&gt;,</text:span></text:span><text:span text:style-name="T112"> which can be a plain string or a regular expression.</text:span></text:p>
            </table:table-cell>
            <table:covered-table-cell/>
          </table:table-row>
          <table:table-row>
            <table:table-cell table:style-name="Table12.A4" table:number-columns-spanned="2" office:value-type="string">
              <text:p text:style-name="P44">git log &lt;since&gt;..&lt;until&gt;</text:p>
              <text:p text:style-name="P133">Show only commits that occur between <text:span text:style-name="Source_20_Text"><text:span text:style-name="T65">&lt;since&gt;</text:span></text:span> and <text:span text:style-name="Source_20_Text"><text:span text:style-name="T65">&lt;until&gt;</text:span></text:span>. Both arguments can be either a commit ID, a branch name, <text:span text:style-name="Source_20_Text"><text:span text:style-name="T65">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4">git log --graph --decorate</text:p>
              <text:p text:style-name="P133"><text:span text:style-name="Source_20_Text"><text:span text:style-name="T65">--graph</text:span></text:span> will draw a text based graph of the commits on the left hand side of the commit messages.</text:p>
              <text:p text:style-name="P133"><text:span text:style-name="Source_20_Text"><text:span text:style-name="T78">--</text:span></text:span><text:span text:style-name="Source_20_Text"><text:span text:style-name="T65">decorate </text:span></text:span>adds the names of branches or tags of the commits that are shown. </text:p>
            </table:table-cell>
            <table:covered-table-cell/>
          </table:table-row>
        </table:table>
        <text:p text:style-name="P90"/>
        <text:p text:style-name="P133"><text:s/></text:p>
        <text:p text:style-name="P133"><text:span text:style-name="Source_20_Text"><text:span text:style-name="T77"/></text:span></text:p>
        <text:p text:style-name="P44"><text:span text:style-name="Source_20_Text"><text:span text:style-name="T38"/></text:span></text:p>
        <text:h text:style-name="P201" text:outline-level="1"><text:bookmark-start text:name="__RefHeading___Toc2322_1590653438"/><text:soft-page-break/><text:span text:style-name="T106">P</text:span>USH<text:bookmark-end text:name="__RefHeading___Toc2322_1590653438"/></text:h>
        <text:p text:style-name="P4">The name <text:span text:style-name="T131">of </text:span><text:span text:style-name="T34">the</text:span> <text:span text:style-name="T147">remote</text:span> <text:s text:c="3"/>is <text:span text:style-name="Source_20_Text"><text:span text:style-name="T72">origin</text:span></text:span> and the default <text:span text:style-name="T147">local branch</text:span> name is <text:span text:style-name="Source_20_Text"><text:span text:style-name="T70">master</text:span></text:span>. </text:p>
        <text:p text:style-name="Preformatted_20_Text"><text:span text:style-name="T132">$ </text:span>git push -u origin master</text:p>
        <text:p text:style-name="Preformatted_20_Text"/>
        <text:p text:style-name="P39">$ git push -u origin –-all</text:p>
        <text:p text:style-name="P39"/>
        <text:p text:style-name="P35">The <text:span text:style-name="Source_20_Text"><text:span text:style-name="T70">-u</text:span></text:span> tells Git to remember the parameters, <text:span text:style-name="T92">so that next time we can simply run </text:span></text:p>
        <text:p text:style-name="P98"><text:span text:style-name="Source_20_Text"><text:span text:style-name="T75">$ </text:span></text:span><text:span text:style-name="Source_20_Text"><text:span text:style-name="T73">git push</text:span></text:span></text:p>
        <text:h text:style-name="P206" text:outline-level="2"><text:bookmark-start text:name="__RefHeading___Toc6717_750884121"/>remote<text:span text:style-name="T148">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2">Remote repositories are <text:span text:style-name="T38">versions</text:span> of your project that are <text:span text:style-name="T38">hosted on the Internet</text:span> or network somewhere.</text:p>
            </table:table-cell>
            <table:table-cell table:style-name="Table6.B1" office:value-type="string">
              <text:p text:style-name="P112">You can have several of them, each of which generally is either read-only or read/write for you. </text:p>
            </table:table-cell>
          </table:table-row>
        </table:table>
        <text:p text:style-name="P26"><text:span text:style-name="Source_20_Text"><text:span text:style-name="T16">$</text:span></text:span><text:span text:style-name="T16"> git </text:span><text:span text:style-name="T20">remote</text:span><text:span text:style-name="T16"> </text:span><text:span text:style-name="T20">-v</text:span> </text:p>
        <text:p text:style-name="P26"><text:span text:style-name="Source_20_Text"><text:span text:style-name="T38">-v</text:span></text:span><text:span text:style-name="Source_20_Text"><text:span text:style-name="T85"> </text:span></text:span><text:span text:style-name="Source_20_Text"><text:span text:style-name="T86">(verbose)</text:span></text:span><text:span text:style-name="Source_20_Text"><text:span text:style-name="T87"> </text:span></text:span>shows you the URLs that Git has stored for the shortname to be used when reading and writing to that remote: <text:s text:c="3"/></text:p>
        <text:h text:style-name="P175" text:outline-level="3"><text:bookmark-start text:name="__RefHeading___Toc6719_750884121"/>rename<text:bookmark-end text:name="__RefHeading___Toc6719_750884121"/></text:h>
        <text:p text:style-name="P59"><text:span text:style-name="Source_20_Text">$</text:span> git <text:span text:style-name="T38">remote</text:span> <text:span text:style-name="T38">rename</text:span> <text:span text:style-name="T145">oldname</text:span> <text:span text:style-name="T145">newname</text:span></text:p>
        <text:h text:style-name="P175" text:outline-level="3"><text:bookmark-start text:name="__RefHeading___Toc3329_480306528"/>delete<text:bookmark-end text:name="__RefHeading___Toc3329_480306528"/></text:h>
        <text:p text:style-name="P59"><text:span text:style-name="Source_20_Text"><text:span text:style-name="T74">$ git remote rm paul</text:span></text:span></text:p>
        <text:h text:style-name="P175" text:outline-level="3"><text:bookmark-start text:name="__RefHeading___Toc6721_750884121"/>add<text:bookmark-end text:name="__RefHeading___Toc6721_750884121"/></text:h>
        <text:p text:style-name="P11"><text:span text:style-name="T144">t</text:span>he <text:span text:style-name="Source_20_Text"><text:span text:style-name="T16">git </text:span></text:span><text:span text:style-name="Source_20_Text"><text:span text:style-name="T20">remote add</text:span></text:span><text:span text:style-name="T16"> </text:span>takes two arguments:</text:p>
        <text:p text:style-name="P152">-A remote name, for example, <text:span text:style-name="Source_20_Text"><text:span text:style-name="T16">origin</text:span></text:span> </text:p>
        <text:p text:style-name="P11">-A remote URL, for example, </text:p>
        <text:p text:style-name="P59"><text:s text:c="4"/><text:span text:style-name="Source_20_Text"><text:span text:style-name="T16">https://github.com/user/repo.git</text:span></text:span></text:p>
        <text:p text:style-name="P55"><text:s/></text:p>
        <text:p text:style-name="P11">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7"/>
        <text:p text:style-name="P68">git remote add classic <text:span text:style-name="T152">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38">fetch</text:span> <text:span text:style-name="Source_20_Text">[</text:span>remote-name<text:span text:style-name="Source_20_Text">]</text:span></text:p>
        <text:h text:style-name="P176" text:outline-level="3"/>
        <text:h text:style-name="P215" text:outline-level="2"><text:bookmark-start text:name="__RefHeading___Toc6723_750884121"/>Github<text:bookmark-end text:name="__RefHeading___Toc6723_750884121"/></text:h>
        <text:p text:style-name="P13">create a repository for the project and on the command line do:</text:p>
        <text:p text:style-name="P64"><text:span text:style-name="T150">$ </text:span>remote add origin <text:span text:style-name="T150"><text:s text:c="2"/></text:span></text:p>
        <text:p text:style-name="P64"><text:s/>git@github.com:<text:span text:style-name="T149">Salomanuel</text:span>/<text:span text:style-name="T149">culo</text:span>.git</text:p>
        <text:p text:style-name="P63"><text:span text:style-name="T150">$ </text:span>git push -u origin master</text:p>
        <text:h text:style-name="Heading_20_2" text:outline-level="2"><text:bookmark-start text:name="__RefHeading___Toc6725_750884121"/>BitBucket<text:bookmark-end text:name="__RefHeading___Toc6725_750884121"/></text:h>
        <text:p text:style-name="P12">is like GitHub but more focused on private rep</text:p>
        <table:table table:name="Table5" table:style-name="Table5">
          <table:table-column table:style-name="Table5.A"/>
          <table:table-column table:style-name="Table5.B"/>
          <table:table-row>
            <table:table-cell table:style-name="Table5.A1" office:value-type="string">
              <text:p text:style-name="P113">GitHub offers unlimited free repositories (with collaboration) for open-source repositories while charging for private reps</text:p>
            </table:table-cell>
            <table:table-cell table:style-name="Table5.B1" office:value-type="string">
              <text:p text:style-name="P113">Bitbucket allows unlimited free private repos while charging for more than a certain number of collab.</text:p>
            </table:table-cell>
          </table:table-row>
        </table:table>
        <text:p text:style-name="P61"/>
        <text:p text:style-name="P64"><text:span text:style-name="T99">$ git remote add origin <text:s text:c="2"/>git@bitbucket.org:</text:span><text:span text:style-name="T97">Salomanuel</text:span><text:span text:style-name="T99">/</text:span><text:span text:style-name="T98">hello_app</text:span><text:span text:style-name="T99">.git</text:span></text:p>
        <text:p text:style-name="P62">$ git push -u origin --all <text:s text:c="2"/></text:p>
        <text:p text:style-name="P60"><text:s/># pushes up the repo and its refs for the first time</text:p>
        <text:h text:style-name="P188" text:outline-level="1"><text:bookmark-start text:name="__RefHeading___Toc3796_266876205"/>Pull<text:bookmark-end text:name="__RefHeading___Toc3796_266876205"/></text:h>
        <text:p text:style-name="P66"><text:span text:style-name="Source_20_Text">$ git </text:span><text:span text:style-name="Source_20_Text"><text:span text:style-name="T38">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89" text:outline-level="1"/>
        <text:h text:style-name="P197" text:outline-level="1"><text:bookmark text:name="git"/><text:bookmark-start text:name="__RefHeading___Toc3260_1590653438"/>branching<text:bookmark-end text:name="__RefHeading___Toc3260_1590653438"/></text:h>
        <text:p text:style-name="P119">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20"><text:span text:style-name="T112">is an easy way to “</text:span><text:span text:style-name="T38">load</text:span><text:span text:style-name="T112">” any of these saved snapshots.</text:span><text:span text:style-name="T122"> </text:span><text:span text:style-name="T130">It </text:span>serves three distinct functions,</text:p>
        <text:p text:style-name="P104"><text:s/>checking out </text:p>
        <table:table table:name="Table4" table:style-name="Table4">
          <table:table-column table:style-name="Table4.A" table:number-columns-repeated="3"/>
          <table:table-row>
            <table:table-cell table:style-name="Table4.A1" office:value-type="string">
              <text:p text:style-name="P38">files</text:p>
            </table:table-cell>
            <table:table-cell table:style-name="Table4.B1" office:value-type="string">
              <text:p text:style-name="P38">commits</text:p>
            </table:table-cell>
            <table:table-cell table:style-name="Table4.B1" office:value-type="string">
              <text:p text:style-name="P38">branches</text:p>
            </table:table-cell>
          </table:table-row>
        </table:table>
        <text:p text:style-name="P10"/>
        <table:table table:name="Table19" table:style-name="Table19">
          <table:table-column table:style-name="Table19.A"/>
          <table:table-row>
            <table:table-cell table:style-name="Table19.A1" office:value-type="string">
              <text:p text:style-name="P15"><text:span text:style-name="T38">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5"><text:s/><text:span text:style-name="T38">Checking out a file</text:span> lets you see an old version of that particular file, leaving the rest of your working directory untouched.</text:p>
            </table:table-cell>
          </table:table-row>
          <table:table-row>
            <table:table-cell table:style-name="Table19.A2" office:value-type="string">
              <text:p text:style-name="P75"><text:span text:style-name="Source_20_Text"><text:span text:style-name="T117">$ </text:span></text:span><text:span text:style-name="Source_20_Text"><text:span text:style-name="T112">git checkout </text:span></text:span><text:span text:style-name="Source_20_Text"><text:span text:style-name="T42">&lt;branch&gt;</text:span></text:span></text:p>
              <text:p text:style-name="P74"><text:span text:style-name="Source_20_Text"><text:span text:style-name="T117">$ </text:span></text:span><text:span text:style-name="Source_20_Text"><text:span text:style-name="T113">git checkout </text:span></text:span><text:span text:style-name="Source_20_Text"><text:span text:style-name="T43">&lt;commit&gt;</text:span></text:span></text:p>
              <text:p text:style-name="P77"><text:span text:style-name="Source_20_Text"><text:span text:style-name="T122">$ </text:span></text:span><text:span text:style-name="Source_20_Text"><text:span text:style-name="T113">git checkout </text:span></text:span><text:span text:style-name="Source_20_Text"><text:span text:style-name="T43">a1e8fb5</text:span></text:span></text:p>
              <text:p text:style-name="P75"><text:span text:style-name="Source_20_Text"><text:span text:style-name="T117">$ </text:span></text:span><text:span text:style-name="Source_20_Text"><text:span text:style-name="T112">git checkout</text:span></text:span><text:span text:style-name="Source_20_Text"><text:span text:style-name="T38"> &lt;commit&gt; &lt;file&gt;</text:span></text:span></text:p>
              <text:p text:style-name="P76"><text:span text:style-name="Source_20_Text"><text:span text:style-name="T122">$ </text:span></text:span><text:span text:style-name="Source_20_Text"><text:span text:style-name="T113">git checkout </text:span></text:span><text:span text:style-name="Source_20_Text"><text:span text:style-name="T43">a1e8fb5</text:span></text:span><text:span text:style-name="Source_20_Text"><text:span text:style-name="T113"> </text:span></text:span><text:span text:style-name="Source_20_Text"><text:span text:style-name="T43">hello.py</text:span></text:span></text:p>
            </table:table-cell>
          </table:table-row>
        </table:table>
        <text:p text:style-name="P84"/>
        <text:p text:style-name="P65"><text:span text:style-name="T112">$</text:span><text:span text:style-name="T38"> git checkout -b</text:span> <text:span text:style-name="T133">modify-README</text:span> </text:p>
        <text:p text:style-name="P108">does the following for you:</text:p>
        <table:table table:name="Table9" table:style-name="Table9">
          <table:table-column table:style-name="Table9.A"/>
          <table:table-column table:style-name="Table9.B"/>
          <table:table-row>
            <table:table-cell table:style-name="Table9.A1" office:value-type="string">
              <text:p text:style-name="P69">git branch <text:span text:style-name="T146">BLBLBL</text:span></text:p>
            </table:table-cell>
            <table:table-cell table:style-name="Table9.B1" office:value-type="string">
              <text:p text:style-name="P110">#create a new branch</text:p>
            </table:table-cell>
          </table:table-row>
          <table:table-row>
            <table:table-cell table:style-name="Table9.A2" office:value-type="string">
              <text:p text:style-name="P78">git checkout <text:span text:style-name="T146">BLBLBL</text:span> </text:p>
            </table:table-cell>
            <table:table-cell table:style-name="Table9.B2" office:value-type="string">
              <text:p text:style-name="P111"><text:span text:style-name="T112">#then switch</text:span><text:span text:style-name="T122">es</text:span><text:span text:style-name="T112"> to the </text:span><text:span text:style-name="T115">new </text:span><text:span text:style-name="T116">BLBLBL</text:span><text:span text:style-name="T115">branch</text:span></text:p>
            </table:table-cell>
          </table:table-row>
        </table:table>
        <text:h text:style-name="P207" text:outline-level="2"><text:bookmark-start text:name="__RefHeading___Toc2480_1935865245"/>compare<text:bookmark-end text:name="__RefHeading___Toc2480_1935865245"/></text:h>
        <text:p text:style-name="P82"><text:span text:style-name="Source_20_Text"><text:span text:style-name="T50">git diff mybranch master -- myfile.cs</text:span></text:span></text:p>
        <text:h text:style-name="P208" text:outline-level="2"><text:bookmark-start text:name="__RefHeading___Toc2165_610762345"/><text:span text:style-name="T38">branch</text:span><text:span text:style-name="T158">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7">to see all the local branches</text:p>
            </table:table-cell>
            <table:table-cell table:style-name="Table15.B1" office:value-type="string">
              <text:p text:style-name="P18">$ git branch</text:p>
            </table:table-cell>
          </table:table-row>
          <table:table-row>
            <table:table-cell table:style-name="Table15.A1" office:value-type="string">
              <text:p text:style-name="P27">remote branches</text:p>
            </table:table-cell>
            <table:table-cell table:style-name="Table15.B2" office:value-type="string">
              <text:p text:style-name="P19">-r</text:p>
            </table:table-cell>
          </table:table-row>
        </table:table>
        <text:h text:style-name="P208"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1">$ git checkout master</text:p>
              <text:p text:style-name="P82"><text:tab/>Switched to branch 'master'</text:p>
            </table:table-cell>
          </table:table-row>
          <table:table-row>
            <table:table-cell table:style-name="Table21.A2" office:value-type="string">
              <text:p text:style-name="P82">$ <text:span text:style-name="T38">git merge</text:span> <text:span text:style-name="T133">modify-README</text:span></text:p>
            </table:table-cell>
          </table:table-row>
          <table:table-row>
            <table:table-cell table:style-name="Table21.A2" office:value-type="string">
              <text:p text:style-name="P82"><text:span text:style-name="Source_20_Text"><text:span text:style-name="T159">$ </text:span></text:span><text:span text:style-name="Source_20_Text"><text:span text:style-name="T38">git merge origin/master</text:span></text:span></text:p>
            </table:table-cell>
          </table:table-row>
        </table:table>
        <text:h text:style-name="P208" text:outline-level="2"><text:bookmark-start text:name="__RefHeading___Toc1392_559895456"/>delet<text:span text:style-name="T137">e</text:span><text:bookmark-end text:name="__RefHeading___Toc1392_559895456"/></text:h>
        <text:p text:style-name="P127">after you’ve merged in the changes, you can tidy up your branches by deleting the topic branch :</text:p>
        <text:p text:style-name="P82">$ <text:span text:style-name="T38">git branch -d</text:span> <text:span text:style-name="T133">modify-README</text:span></text:p>
        <text:p text:style-name="P124"><text:span text:style-name="T114">the</text:span><text:span text:style-name="T45"> </text:span><text:span text:style-name="T20">-D </text:span>flag will delete the branch even though we haven’t merged in the changes.</text:p>
        <text:h text:style-name="P209" text:outline-level="2"><text:bookmark-start text:name="__RefHeading___Toc2108_3194843"/><text:span text:style-name="T178">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1">git branch -m new_name</text:p>
            </table:table-cell>
          </table:table-row>
          <table:table-row>
            <table:table-cell table:style-name="Table22.A2" office:value-type="string">
              <text:p text:style-name="P20">If it is another branch you want to rename. </text:p>
              <text:p text:style-name="P41">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1">git push origin :old_name</text:p>
            </table:table-cell>
          </table:table-row>
        </table:table>
        <text:h text:style-name="P210" text:outline-level="2"><text:bookmark-start text:name="__RefHeading___Toc2787_1435368569"/>HEAD<text:bookmark-end text:name="__RefHeading___Toc2787_1435368569"/></text:h>
        <text:p text:style-name="P24">two major purposes<text:span text:style-name="T172">,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41">The <text:span text:style-name="Source_20_Text">HEAD</text:span> reference, is recorded in <text:span text:style-name="Source_20_Text"><text:span text:style-name="T64">.git/HEAD</text:span></text:span></text:p>
        <table:table table:name="Table37" table:style-name="Table37">
          <table:table-column table:style-name="Table37.A"/>
          <table:table-column table:style-name="Table37.B"/>
          <table:table-row>
            <table:table-cell table:style-name="Table37.A1" office:value-type="string">
              <text:p text:style-name="P141">Unlike the branch tips, <text:span text:style-name="Source_20_Text">HEAD</text:span> is not a direct link to a commit.</text:p>
            </table:table-cell>
            <table:table-cell table:style-name="Table37.B1" office:value-type="string">
              <text:p text:style-name="P141"><text:span text:style-name="T52">HEAD </text:span><text:span text:style-name="T51">refers to a branch</text:span><text:span text:style-name="T152">,</text:span> </text:p>
              <text:p text:style-name="P141">which Git uses to figure out which commit is currently checked out. </text:p>
            </table:table-cell>
          </table:table-row>
        </table:table>
        <text:p text:style-name="P141">a <text:span text:style-name="Source_20_Text">detached HEAD</text:span> state occurr<text:span text:style-name="T191">s</text:span> when <text:span text:style-name="Source_20_Text">HEAD</text:span> d<text:span text:style-name="T191">oes</text:span> not coincide with the tip of any branch. Internally, all this means to Git is that <text:span text:style-name="Source_20_Text">.git/HEAD</text:span> doesn’t contain a local branch.</text:p>
        <text:h text:style-name="P198" text:outline-level="1"><text:bookmark-start text:name="__RefHeading___Toc2484_1935865245"/>restore<text:bookmark-end text:name="__RefHeading___Toc2484_1935865245"/></text:h>
        <text:h text:style-name="P218" text:outline-level="2"><text:bookmark-start text:name="__RefHeading___Toc2112_3194843"/><text:span text:style-name="T28">1. </text:span><text:span text:style-name="T29">c</text:span><text:span text:style-name="T5">heckout </text:span><text:bookmark-end text:name="__RefHeading___Toc2112_3194843"/></text:h>
        <text:p text:style-name="P122">to temporarily go back to it, fool around, then <text:span text:style-name="T93">come back to where you are, it</text:span><text:span text:style-name="T96">'</text:span><text:span text:style-name="T93">s better to switch to a new branch </text:span><text:span text:style-name="T82">(</text:span><text:span text:style-name="Source_20_Text"><text:span text:style-name="T82">This will detach your </text:span></text:span><text:span text:style-name="Source_20_Text"><text:span text:style-name="T18">HEAD</text:span></text:span><text:span text:style-name="Source_20_Text"><text:span text:style-name="T82">)</text:span></text:span></text:p>
        <table:table table:name="Table16" table:style-name="Table16">
          <table:table-column table:style-name="Table16.A"/>
          <table:table-row>
            <table:table-cell table:style-name="Table16.A1" office:value-type="string">
              <text:p text:style-name="P81">git checkout 2e17d67</text:p>
            </table:table-cell>
          </table:table-row>
        </table:table>
        <text:p text:style-name="P122"><text:span text:style-name="Source_20_Text"><text:span text:style-name="T157">if you want to make commits while you're there</text:span></text:span></text:p>
        <table:table table:name="Table17" table:style-name="Table17">
          <table:table-column table:style-name="Table17.A"/>
          <table:table-row>
            <table:table-cell table:style-name="Table17.A1" office:value-type="string">
              <text:p text:style-name="P80">git checkout -b old-state 2e17d67</text:p>
            </table:table-cell>
          </table:table-row>
          <table:table-row>
            <table:table-cell table:style-name="Table17.A2" office:value-type="string">
              <text:p text:style-name="P40"><text:span text:style-name="T112">$ </text:span>git checkout <text:span text:style-name="T134">master</text:span> -f</text:p>
              <text:p text:style-name="P123">to <text:span text:style-name="T38">FORCE</text:span> the checkout (and ignore changes)</text:p>
            </table:table-cell>
          </table:table-row>
        </table:table>
        <text:p text:style-name="P128"><text:span text:style-name="Source_20_Text">git checkout</text:span> is about </text:p>
        <text:p text:style-name="P128"><text:span text:style-name="Strong_20_Emphasis">updating the working tree</text:span> (to the index or the specified tree). It will update the HEAD only if you checkout a branch (if not, you end up with a detached HEAD).</text:p>
        <text:h text:style-name="P219" text:outline-level="2"><text:bookmark-start text:name="__RefHeading___Toc41959_1435368569"/><text:span text:style-name="Source_20_Text"><text:span text:style-name="T197">2. reset</text:span></text:span><text:bookmark-end text:name="__RefHeading___Toc41959_1435368569"/></text:h>
        <table:table table:name="Table38" table:style-name="Table38">
          <table:table-column table:style-name="Table38.A"/>
          <table:table-row>
            <table:table-cell table:style-name="Table38.A1" office:value-type="string">
              <text:p text:style-name="P153"><text:span text:style-name="Source_20_Text"><text:span text:style-name="T70">git reset HEAD </text:span></text:span><text:span text:style-name="Source_20_Text"><text:span text:style-name="T76">-- uoo.a</text:span></text:span></text:p>
            </table:table-cell>
          </table:table-row>
          <table:table-row>
            <table:table-cell table:style-name="Table38.A2" office:value-type="string">
              <text:p text:style-name="P146"><text:span text:style-name="T38">unstage</text:span> files<text:span text:style-name="T196"> and reset pointer to </text:span><text:span text:style-name="T19">HEAD</text:span></text:p>
            </table:table-cell>
          </table:table-row>
        </table:table>
        <text:p text:style-name="Standard">Since<text:span text:style-name="T64"> </text:span><text:span text:style-name="Source_20_Text"><text:span text:style-name="T64">git add</text:span></text:span> checksums a file and adds it to the "index", <text:span text:style-name="Source_20_Text"><text:span text:style-name="T64">git reset HEAD</text:span></text:span> overwrites that with what it was before, thereby effectively unstaging it</text:p>
        <text:p text:style-name="Standard">When you run <text:span text:style-name="Source_20_Text"><text:span text:style-name="T64">git reset</text:span></text:span> without specifying a flag it defaults to <text:span text:style-name="Source_20_Text"><text:span text:style-name="T77">--mixed</text:span></text:span>. The other options are <text:span text:style-name="Source_20_Text"><text:span text:style-name="T77">--soft</text:span></text:span> and <text:span text:style-name="Source_20_Text"><text:span text:style-name="T77">--har</text:span></text:span><text:span text:style-name="Source_20_Text"><text:span text:style-name="T38">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38">--soft</text:span> </text:p>
            </table:table-cell>
          </table:table-row>
          <table:table-row>
            <table:table-cell table:style-name="Table39.A2" office:value-type="string">
              <text:p text:style-name="P106"><text:span text:style-name="T133">moves </text:span><text:span text:style-name="T24">HEAD</text:span><text:span text:style-name="T133"> to specified commit reference, index and staging are untouched</text:span> </text:p>
            </table:table-cell>
          </table:table-row>
        </table:table>
        <text:p text:style-name="P145">The first thing <text:span text:style-name="Source_20_Text">git reset</text:span> does is <text:span text:style-name="T38">undo the last commit</text:span> and put the files back onto the stage. If you include the <text:span text:style-name="Source_20_Text">--soft</text:span> flag this is where it stops. </text:p>
        <text:p text:style-name="P145"><text:span text:style-name="T200">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7">git reset <text:span text:style-name="T38">--</text:span><text:span text:style-name="T63">hard</text:span></text:p>
            </table:table-cell>
            <table:covered-table-cell/>
          </table:table-row>
          <table:table-row>
            <table:table-cell table:style-name="Table40.A2" table:number-columns-spanned="2" office:value-type="string">
              <text:p text:style-name="P147"><text:span text:style-name="T199">unstage files</text:span><text:span text:style-name="T198"> AND </text:span><text:span text:style-name="T199">undo any changes</text:span><text:span text:style-name="T198"> in the working directory since last commit</text:span> </text:p>
            </table:table-cell>
            <table:covered-table-cell/>
          </table:table-row>
          <table:table-row>
            <table:table-cell table:style-name="Table40.A2" office:value-type="string">
              <text:p text:style-name="P125">discards your staged changes and the changes in your working directory.</text:p>
            </table:table-cell>
            <table:table-cell table:style-name="Table40.A2" office:value-type="string">
              <text:p text:style-name="P126">resets your staging area and working directory to the state they were in at the given commit.</text:p>
            </table:table-cell>
          </table:table-row>
        </table:table>
        <text:p text:style-name="P148"><text:span text:style-name="Source_20_Text"/></text:p>
        <table:table table:name="Table23" table:style-name="Table23">
          <table:table-column table:style-name="Table23.A"/>
          <table:table-column table:style-name="Table23.B"/>
          <table:table-row>
            <table:table-cell table:style-name="Table23.A1" office:value-type="string">
              <text:p text:style-name="P70"><text:span text:style-name="Source_20_Text"><text:span text:style-name="T38">git</text:span></text:span><text:span text:style-name="T38"> </text:span><text:span text:style-name="Source_20_Text"><text:span text:style-name="T38">clean</text:span></text:span><text:span text:style-name="T38"> </text:span><text:span text:style-name="Source_20_Text"><text:span text:style-name="T38">-f</text:span></text:span></text:p>
            </table:table-cell>
            <table:table-cell table:style-name="Table23.B1" office:value-type="string">
              <text:p text:style-name="Standard">remove<text:span text:style-name="T165">s</text:span> all <text:span text:style-name="Emphasis">untracked</text:span> files</text:p>
            </table:table-cell>
          </table:table-row>
        </table:table>
        <text:p text:style-name="P72"/>
        <text:h text:style-name="P211" text:outline-level="2"><text:bookmark-start text:name="__RefHeading___Toc2202_456348229"/><text:span text:style-name="T5">3. </text:span><text:span text:style-name="T27">R</text:span><text:span text:style-name="T5">evert</text:span><text:bookmark-end text:name="__RefHeading___Toc2202_456348229"/></text:h>
        <text:p text:style-name="P121">if you've published the work, you probably don't want to reset the branch, since that's effectively rewriting history</text:p>
        <text:p text:style-name="P122"><text:span text:style-name="T54">that means </text:span><text:span text:style-name="T50">creat</text:span><text:span text:style-name="T54">ing</text:span><text:span text:style-name="T50"> a commit with the reverse patch to cancel it out</text:span></text:p>
        <text:h text:style-name="P181" text:outline-level="1"/>
        <text:h text:style-name="P202"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8"><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5"><text:span text:style-name="Source_20_Text">git</text:span> <text:span text:style-name="Source_20_Text">checkout</text:span> <text:span text:style-name="Source_20_Text">about</text:span></text:p>
              <text:p text:style-name="P85"><text:span text:style-name="Source_20_Text">git</text:span> <text:span text:style-name="Source_20_Text">rebase</text:span> <text:span text:style-name="Source_20_Text">master</text:span></text:p>
              <text:p text:style-name="P85"><text:span text:style-name="Source_20_Text">git</text:span> <text:span text:style-name="Source_20_Text">log</text:span> <text:span text:style-name="Source_20_Text">--oneline</text:span></text:p>
            </table:table-cell>
            <table:table-cell table:style-name="Table24.A1" table:number-columns-spanned="2" office:value-type="string">
              <text:p text:style-name="P102"><text:span text:style-name="T170">it </text:span>requires<text:span text:style-name="T166">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8">-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8">interactive</text:span> rebase<text:span text:style-name="T168">: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8">pick</text:span></text:span> <text:span text:style-name="Source_20_Text">5cf316e</text:span> Add empty page in about </text:p>
              <text:p text:style-name="Preformatted_20_Text"><text:span text:style-name="Source_20_Text"><text:span text:style-name="T38">squash</text:span></text:span> <text:span text:style-name="Source_20_Text">964e013</text:span> Add contents to about </text:p>
              <text:p text:style-name="Preformatted_20_Text"><text:span text:style-name="Source_20_Text"><text:span text:style-name="T38">pick</text:span></text:span> <text:span text:style-name="Source_20_Text">89db9ab</text:span> Add HTML page for bio</text:p>
              <text:p text:style-name="Preformatted_20_Text"><text:span text:style-name="Source_20_Text"><text:span text:style-name="T57">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69">--</text:span><text:span text:style-name="Source_20_Text"><text:span text:style-name="T38">abort</text:span></text:span> to abandon it and start over </text:p>
            </table:table-cell>
            <table:covered-table-cell/>
            <table:covered-table-cell/>
          </table:table-row>
          <table:table-row>
            <table:table-cell table:style-name="Table24.A4" table:number-columns-spanned="2" office:value-type="string">
              <text:p text:style-name="P43"><text:span text:style-name="Source_20_Text"><text:span text:style-name="T112">git</text:span></text:span><text:span text:style-name="T112"> </text:span><text:span text:style-name="Source_20_Text"><text:span text:style-name="T112">rebase</text:span></text:span><text:span text:style-name="T112"> </text:span><text:span text:style-name="Source_20_Text">--continue</text:span></text:p>
            </table:table-cell>
            <table:covered-table-cell/>
            <table:table-cell table:style-name="Table24.A1" office:value-type="string">
              <text:p text:style-name="P129">to finish </text:p>
            </table:table-cell>
          </table:table-row>
        </table:table>
        <text:p text:style-name="Standard"><text:bookmark-start text:name="__RefHeading___Toc18081_1935865245"/><text:s/><text:bookmark-end text:name="__RefHeading___Toc18081_1935865245"/></text:p>
        <text:h text:style-name="P217"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68">git rebase -i master</text:span></text:span></text:p>
              <text:p text:style-name="P86"><text:span text:style-name="Source_20_Text">git</text:span> <text:span text:style-name="Source_20_Text"><text:span text:style-name="T38">reset</text:span></text:span><text:span text:style-name="T38"> </text:span><text:span text:style-name="Source_20_Text"><text:span text:style-name="T38">--mixed</text:span></text:span><text:span text:style-name="T38"> </text:span><text:span text:style-name="Source_20_Text"><text:span text:style-name="T38">HEAD~1</text:span></text:span></text:p>
            </table:table-cell>
          </table:table-row>
        </table:table>
        <text:p text:style-name="Preformatted_20_Text"><text:span text:style-name="Source_20_Text"/></text:p>
        <text:p text:style-name="P22"><text:span text:style-name="Source_20_Text">git </text:span><text:span text:style-name="Source_20_Text"><text:span text:style-name="T38">reset</text:span></text:span> moves the checked out snapshot to a new commit, </text:p>
        <text:p text:style-name="P22"><text:span text:style-name="Source_20_Text"><text:span text:style-name="T38">HEAD~1</text:span></text:span> tells it to reset to the commit that occurs immediately before the current <text:span text:style-name="Source_20_Text">HEAD</text:span></text:p>
        <text:h text:style-name="P177" text:outline-level="3"><text:bookmark-start text:name="__RefHeading___Toc20736_1935865245"/>reset<text:bookmark-end text:name="__RefHeading___Toc20736_1935865245"/></text:h>
        <text:p text:style-name="Standard"><text:span text:style-name="Source_20_Text"><text:span text:style-name="T38">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75">s</text:span> the <text:span text:style-name="Source_20_Text">HEAD</text:span> backward<text:span text:style-name="T175">s</text:span>, and change<text:span text:style-name="T175">s</text:span> the working directory to match.</text:p>
              <text:p text:style-name="P23"><text:span text:style-name="T55">changes</text:span> the <text:span text:style-name="T38">working directory</text:span> <text:span text:style-name="T174">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75">s</text:span> the <text:span text:style-name="Source_20_Text">HEAD</text:span> backward<text:span text:style-name="T175">s</text:span>, but <text:span text:style-name="T175">doesn't</text:span> change the working directory.</text:p>
              <text:p text:style-name="P23"><text:span text:style-name="T38">preserve</text:span><text:span text:style-name="T56">s</text:span> the <text:span text:style-name="T38">working directory</text:span>, which contains the changes we want to separate.</text:p>
              <text:p text:style-name="P23"><text:span text:style-name="T171">T</text:span>he <text:span text:style-name="Source_20_Text">HEAD</text:span> moved, but the working directory remained unchanged. <text:span text:style-name="T171">T</text:span>his results in a repository with <text:span text:style-name="T38">uncommitted modifications</text:span></text:p>
            </table:table-cell>
            <table:covered-table-cell/>
          </table:table-row>
          <table:table-row>
            <table:table-cell table:style-name="Table27.A2" table:number-columns-spanned="2" office:value-type="string">
              <text:p text:style-name="P42"><text:span text:style-name="Source_20_Text"><text:span text:style-name="T112">git reset --hard HEAD~1</text:span></text:span></text:p>
            </table:table-cell>
            <table:covered-table-cell/>
          </table:table-row>
        </table:table>
        <text:p text:style-name="Text_20_body"/>
        <text:h text:style-name="P174" text:outline-level="1"/>
        <text:h text:style-name="P199" text:outline-level="1"><text:bookmark-start text:name="__RefHeading___Toc1827_1132370652"/>Removing Files<text:bookmark-end text:name="__RefHeading___Toc1827_1132370652"/></text:h>
        <text:p text:style-name="Preformatted_20_Text"><text:span text:style-name="Source_20_Text"><text:span text:style-name="T67">$ </text:span></text:span><text:span text:style-name="Source_20_Text"><text:span text:style-name="T70">git rm</text:span></text:span><text:span text:style-name="Source_20_Text"><text:span text:style-name="T65"> PROJECTS.md</text:span></text:span></text:p>
        <text:p text:style-name="P9"><text:bookmark text:name="id-67c3SQh8Cbsx"/>To remove a file from Git, you have to remove it from your tracked files (more accurately, remove it from your staging area) and then commit. The <text:span text:style-name="Source_20_Text"><text:span text:style-name="T65">git</text:span></text:span><text:span text:style-name="Source_20_Text"> </text:span><text:span text:style-name="Source_20_Text"><text:span text:style-name="T65">rm</text:span></text:span> command does that, and also removes the file from your working directory so you don’t see it as an untracked file the next time around.</text:p>
        <text:p text:style-name="P9">If you simply remove the file from your working directory, it shows up under the “Changed but not updated” (that is, <text:span text:style-name="Emphasis">unstaged</text:span>) area of your <text:span text:style-name="Source_20_Text"><text:span text:style-name="T65">git</text:span></text:span><text:span text:style-name="Source_20_Text"> </text:span><text:span text:style-name="Source_20_Text"><text:span text:style-name="T65">status</text:span></text:span> output.</text:p>
        <text:h text:style-name="Heading_20_1" text:outline-level="1"><text:bookmark-start text:name="__RefHeading___Toc2312_1590653438"/>Ignoring Files<text:bookmark-end text:name="__RefHeading___Toc2312_1590653438"/></text:h>
        <text:p text:style-name="P14">You have to creat<text:span text:style-name="T155">e</text:span> a file named <text:span text:style-name="T16">.gitignore</text:span></text:p>
        <table:table table:name="Table7" table:style-name="Table7">
          <table:table-column table:style-name="Table7.A"/>
          <table:table-column table:style-name="Table7.B"/>
          <table:table-row>
            <table:table-cell table:style-name="Table7.A1" office:value-type="string">
              <text:p text:style-name="P73"><text:span text:style-name="Source_20_Text"><text:span text:style-name="T89">(cat is concatenate)</text:span></text:span></text:p>
              <text:p text:style-name="P52"><text:span text:style-name="Source_20_Text">$</text:span> cat .gitignore</text:p>
              <text:p text:style-name="P52"><text:span text:style-name="Source_20_Text">*.[oa]</text:span></text:p>
              <text:p text:style-name="P107">*~</text:p>
            </table:table-cell>
            <table:table-cell table:style-name="Table7.B1" office:value-type="string">
              <text:p text:style-name="P8">The first line tells Git to ignore any files ending in “<text:span text:style-name="T17">.o</text:span>” or “<text:span text:style-name="T17">.a</text:span>”</text:p>
            </table:table-cell>
          </table:table-row>
        </table:table>
        <text:p text:style-name="P6">The second line tells Git to ignore all files that end with a tilde (<text:span text:style-name="Source_20_Text"><text:span text:style-name="T17">~</text:span></text:span>), which is used by many text editors to mark temporary files. </text:p>
        <text:p text:style-name="P6">Setting up a <text:span text:style-name="Source_20_Text"><text:span text:style-name="T38">.</text:span></text:span><text:span text:style-name="Source_20_Text"><text:span text:style-name="T23">gitignore</text:span></text:span><text:span text:style-name="T38"> file</text:span> before you get going is generally a good idea.</text:p>
        <text:p text:style-name="P6">The rules for the patterns you can put in the <text:span text:style-name="Source_20_Text">.</text:span><text:span text:style-name="Source_20_Text"><text:span text:style-name="T1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51"><text:span text:style-name="T81">-patterns </text:span><text:span text:style-name="T156">starting </text:span><text:span text:style-name="T81">with </text:span><text:span text:style-name="Source_20_Text"><text:span text:style-name="T81">/</text:span></text:span><text:span text:style-name="T81"> avoid recursivity</text:span></text:p>
            </table:table-cell>
            <table:table-cell table:style-name="Table8.B1" table:number-columns-spanned="2" office:value-type="string">
              <text:p text:style-name="P150"><text:span text:style-name="Source_20_Text"><text:span text:style-name="T82">-Standard glob patterns work</text:span></text:span></text:p>
            </table:table-cell>
            <table:covered-table-cell/>
          </table:table-row>
          <table:table-row>
            <table:table-cell table:style-name="Table8.A2" table:number-columns-spanned="2" office:value-type="string">
              <text:p text:style-name="P150"><text:span text:style-name="Source_20_Text"><text:span text:style-name="T81">-patterns </text:span></text:span><text:span text:style-name="Source_20_Text"><text:span text:style-name="T88">ending </text:span></text:span><text:span text:style-name="Source_20_Text"><text:span text:style-name="T81">with / to specify a dir</text:span></text:span></text:p>
            </table:table-cell>
            <table:covered-table-cell/>
            <table:table-cell table:style-name="Table8.C2" office:value-type="string">
              <text:p text:style-name="P149">-negate a pattern by starting it with an <text:span text:style-name="Source_20_Text"><text:span text:style-name="T81">!</text:span></text:span></text:p>
            </table:table-cell>
          </table:table-row>
          <table:table-row>
            <table:table-cell table:style-name="Table8.C2" table:number-columns-spanned="3" office:value-type="string">
              <text:p text:style-name="P150"><text:span text:style-name="Source_20_Text"><text:span text:style-name="T82">-</text:span></text:span><text:span text:style-name="Source_20_Text"><text:span text:style-name="T84">b</text:span></text:span><text:span text:style-name="Source_20_Text"><text:span text:style-name="T82">lank lines </text:span></text:span><text:span text:style-name="Source_20_Text"><text:span text:style-name="T83">or </text:span></text:span><text:span text:style-name="Source_20_Text"><text:span text:style-name="T82">lines starting with # are ignored</text:span></text:span></text:p>
            </table:table-cell>
            <table:covered-table-cell/>
            <table:covered-table-cell/>
          </table:table-row>
        </table:table>
        <text:h text:style-name="P190" text:outline-level="1"><text:bookmark-start text:name="__RefHeading___Toc11209_1435368569"/>renaming files<text:bookmark-end text:name="__RefHeading___Toc11209_1435368569"/></text:h>
        <table:table table:name="Table32" table:style-name="Table32">
          <table:table-column table:style-name="Table32.A"/>
          <table:table-column table:style-name="Table32.B"/>
          <table:table-row>
            <table:table-cell table:style-name="Table32.A1" office:value-type="string">
              <text:p text:style-name="P88">mv oldfolder newfolder</text:p>
            </table:table-cell>
            <table:table-cell table:style-name="Table32.B1" office:value-type="string">
              <text:p text:style-name="P131">actually does:</text:p>
            </table:table-cell>
          </table:table-row>
          <table:table-row>
            <table:table-cell table:style-name="Table32.A2" office:value-type="string">
              <text:p text:style-name="Preformatted_20_Text">git add newfolder</text:p>
              <text:p text:style-name="Preformatted_20_Text">git remove oldfolder</text:p>
            </table:table-cell>
            <table:table-cell table:style-name="Table32.B2" office:value-type="string">
              <text:p text:style-name="Preformatted_20_Text"/>
            </table:table-cell>
          </table:table-row>
        </table:table>
        <text:p text:style-name="P28"/>
        <text:h text:style-name="P203" text:outline-level="1"><text:bookmark-start text:name="__RefHeading___Toc5436_1435368569"/>Patches<text:bookmark-end text:name="__RefHeading___Toc5436_1435368569"/></text:h>
        <text:p text:style-name="P130"><draw:frame draw:style-name="fr5" draw:name="Image5" text:anchor-type="paragraph" svg:width="80.01mm" svg:height="83.57mm" draw:z-index="19"><draw:image xlink:href="Pictures/10000201000001C2000001D68FA175D49949E886.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9"><text:span text:style-name="Source_20_Text"><text:span text:style-name="T177">$ </text:span></text:span><text:span text:style-name="Source_20_Text">git</text:span> <text:span text:style-name="Source_20_Text">format-patch</text:span> <text:span text:style-name="Source_20_Text"><text:span text:style-name="T64">&lt;branch-name&gt;</text:span></text:span></text:p>
            </table:table-cell>
          </table:table-row>
        </table:table>
        <text:p text:style-name="P130">Create<text:span text:style-name="T179">s</text:span> a patch for each commit contained in the current branch but not in <text:span text:style-name="Source_20_Text"><text:span text:style-name="T64">&lt;branch-name&gt;</text:span></text:span>. You can also specify a commit ID instead of <text:span text:style-name="Source_20_Text"><text:span text:style-name="T64">&lt;branch-name&gt;</text:span></text:span>.</text:p>
        <text:p text:style-name="P130"><text:span text:style-name="T179"><text:s/></text:span>This creates a file called </text:p>
        <text:p text:style-name="P130"><text:span text:style-name="Source_20_Text">0001-Change-pink.patch</text:span> that contains enough information to re-create the commit from the last step. </text:p>
        <text:p text:style-name="P130">The <text:span text:style-name="Source_20_Text">master</text:span> parameter tells Git to generate patches for every commit in the current branch that’s missing from <text:span text:style-name="Source_20_Text">master</text:span>.</text:p>
        <text:h text:style-name="P178"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69">$ git am &lt; <text:span text:style-name="Source_20_Text">0001-Change-pink.patch</text:span></text:p>
            </table:table-cell>
          </table:table-row>
        </table:table>
        <text:p text:style-name="Standard"><text:span text:style-name="T80">The </text:span><text:span text:style-name="Source_20_Text"><text:span text:style-name="T163">git am</text:span></text:span><text:span text:style-name="T80"> command is configured to read from something called “standard input,” and the </text:span><text:span text:style-name="Source_20_Text"><text:span text:style-name="T80">&lt;</text:span></text:span><text:span text:style-name="T80"> character is how we can turn a file’s contents into standard input. As it’s really more of an operating system topic, you can just think of this syntax as a quirk of <text:s/></text:span><text:span text:style-name="Source_20_Text"><text:span text:style-name="T163">git am</text:span></text:span><text:span text:style-name="T163"> </text:span></text:p>
        <text:p text:style-name="Standard"/>
        <text:p text:style-name="Standard"/>
        <text:h text:style-name="P191" text:outline-level="1"><text:bookmark-start text:name="__RefHeading___Toc11312_1435368569"/><text:soft-page-break/>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0">$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38">omitting the </text:span><text:span text:style-name="Source_20_Text"><text:span text:style-name="T38">.git</text:span></text:span><text:span text:style-name="T38">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2">$ </text:span></text:span><text:span text:style-name="Source_20_Text"><text:span text:style-name="T181">git</text:span></text:span><text:span text:style-name="T181"> </text:span><text:span text:style-name="Source_20_Text"><text:span text:style-name="T181">bundle</text:span></text:span><text:span text:style-name="T181"> </text:span><text:span text:style-name="Source_20_Text"><text:span text:style-name="T181">create</text:span></text:span><text:span text:style-name="T181"> </text:span><text:span text:style-name="Source_20_Text"><text:span text:style-name="T181">../repo.bundle</text:span></text:span><text:span text:style-name="T181"> </text:span><text:span text:style-name="Source_20_Text"><text:span text:style-name="T181">master</text:span></text:span></text:p>
            </table:table-cell>
          </table:table-row>
        </table:table>
        <text:p text:style-name="Text_20_body">in this case, <text:span text:style-name="T38">the file retains the </text:span><text:span text:style-name="T58">.git dir</text:span> </text:p>
        <text:p text:style-name="P134">It’s like we just pushed our <text:span text:style-name="Source_20_Text">master</text:span> branch to a remote, except it’s contained in a file instead of a remote repository. </text:p>
        <text:p text:style-name="P134">We can even clone it using <text:span text:style-name="Source_20_Text"><text:span text:style-name="T64">git clone</text:span></text:span><text:span text:style-name="T64"> </text:span></text:p>
        <table:table table:name="Table35" table:style-name="Table35">
          <table:table-column table:style-name="Table35.A"/>
          <table:table-row>
            <table:table-cell table:style-name="Table35.A1" office:value-type="string">
              <text:p text:style-name="Standard"><text:span text:style-name="Source_20_Text"><text:span text:style-name="T101">$ </text:span></text:span><text:span text:style-name="Source_20_Text"><text:span text:style-name="T100">git</text:span></text:span><text:span text:style-name="T100"> </text:span><text:span text:style-name="Source_20_Text"><text:span text:style-name="T100">clone</text:span></text:span><text:span text:style-name="T100"> </text:span><text:span text:style-name="Source_20_Text"><text:span text:style-name="T100">repo.bundle</text:span></text:span><text:span text:style-name="T100"> </text:span><text:span text:style-name="Source_20_Text"><text:span text:style-name="T100">repo-copy</text:span></text:span><text:span text:style-name="T100"> </text:span><text:span text:style-name="Source_20_Text"><text:span text:style-name="T100">-b</text:span></text:span><text:span text:style-name="T100"> </text:span><text:span text:style-name="Source_20_Text"><text:span text:style-name="T100">master</text:span></text:span></text:p>
            </table:table-cell>
          </table:table-row>
        </table:table>
        <text:h text:style-name="P192" text:outline-level="1"><text:bookmark-start text:name="__RefHeading___Toc41961_1435368569"/>stash<text:span text:style-name="T184">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38">stash</text:span></text:p>
            </table:table-cell>
            <table:table-cell table:style-name="Table36.B1" office:value-type="string">
              <text:p text:style-name="Preformatted_20_Text">$ git <text:span text:style-name="T38">stash apply</text:span></text:p>
            </table:table-cell>
          </table:table-row>
        </table:table>
        <text:p text:style-name="P30">to temporarily remove changes<text:span text:style-name="T183"> to retrieve them later</text:span></text:p>
        <text:p text:style-name="P135">patches represent <text:span text:style-name="T38">a committed snapshot, </text:span></text:p>
        <text:p text:style-name="P135"><text:span text:style-name="T152">stash</text:span><text:span text:style-name="T153">es</text:span><text:span text:style-name="T152"> represent </text:span><text:span text:style-name="T51">a set of </text:span><text:span text:style-name="Emphasis"><text:span text:style-name="T51">un</text:span></text:span><text:span text:style-name="T51">committed changes</text:span></text:p>
        <text:p text:style-name="Standard"/>
        <text:p text:style-name="P31">It takes the uncommitted modifications, stores them internally, then does a </text:p>
        <text:p text:style-name="P31"><text:span text:style-name="Source_20_Text">git reset --hard</text:span> to give us a clean working directory. This also means that stashes can be applied to <text:span text:style-name="Emphasis">any</text:span> branch, not just the one from which it was created.</text:p>
        <text:p text:style-name="P31">In addition to temporarily storing uncommitted changes, this makes stashing a simple way to <text:span text:style-name="T38">transfer modifications between branches</text:span>. </text:p>
        <text:p text:style-name="P31">So, for example, if you ever found yourself developing on the wrong branch, you could stash all your changes, checkout the correct branch, then run a <text:span text:style-name="Source_20_Text">git stash apply</text:span>.</text:p>
        <text:p text:style-name="Preformatted_20_Text"/>
        <text:h text:style-name="P193" text:outline-level="1"><text:bookmark-start text:name="__RefHeading___Toc41963_1435368569"/><text:span text:style-name="Source_20_Text"><text:span text:style-name="T188">Plumbing</text:span></text:span><text:bookmark-end text:name="__RefHeading___Toc41963_1435368569"/></text:h>
        <text:p text:style-name="Preformatted_20_Text"><text:span text:style-name="Source_20_Text">$ </text:span><text:span text:style-name="Source_20_Text"><text:span text:style-name="T38">git</text:span></text:span><text:span text:style-name="Source_20_Text"><text:span text:style-name="T60"> </text:span></text:span><text:span text:style-name="Source_20_Text"><text:span text:style-name="T38">cat</text:span></text:span><text:span text:style-name="Source_20_Text"><text:span text:style-name="T60">-</text:span></text:span><text:span text:style-name="Source_20_Text"><text:span text:style-name="T38">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36"><text:span text:style-name="T189">t</text:span>o see a commit object<text:span text:style-name="T189">, with </text:span>the complete representation:</text:p>
            </table:table-cell>
            <table:covered-table-cell/>
            <table:table-cell table:style-name="Table18.A1" office:value-type="string">
              <text:p text:style-name="P116">tree</text:p>
            </table:table-cell>
            <table:table-cell table:style-name="Table18.D1" office:value-type="string">
              <text:p text:style-name="P115">parent</text:p>
            </table:table-cell>
          </table:table-row>
          <table:table-row>
            <table:covered-table-cell/>
            <table:covered-table-cell/>
            <table:table-cell table:style-name="Table18.D1" table:number-columns-spanned="2" office:value-type="string">
              <text:p text:style-name="P115">user data</text:p>
            </table:table-cell>
            <table:covered-table-cell/>
          </table:table-row>
          <table:table-row>
            <table:covered-table-cell/>
            <table:covered-table-cell/>
            <table:table-cell table:style-name="Table18.C3" table:number-columns-spanned="2" office:value-type="string">
              <text:p text:style-name="P115">commit message</text:p>
            </table:table-cell>
            <table:covered-table-cell/>
          </table:table-row>
          <table:table-row>
            <table:table-cell table:style-name="Table18.A4" table:number-columns-spanned="4" office:value-type="string">
              <text:p text:style-name="P117"><draw:frame draw:style-name="fr4" draw:name="Image6" text:anchor-type="as-char" svg:width="78.07mm" svg:height="53.68mm" draw:z-index="20"><draw:image xlink:href="Pictures/10000201000001E00000014AAE0C2EE41A80386A.png" xlink:type="simple" xlink:show="embed" xlink:actuate="onLoad"/></draw:frame></text:p>
            </table:table-cell>
            <table:covered-table-cell/>
            <table:covered-table-cell/>
            <table:covered-table-cell/>
          </table:table-row>
          <table:table-row>
            <table:table-cell table:style-name="Table18.A5" office:value-type="string">
              <text:p text:style-name="P137">to see a <text:span text:style-name="T38">tree</text:span></text:p>
            </table:table-cell>
            <table:table-cell table:style-name="Table18.B5" table:number-columns-spanned="3" office:value-type="string">
              <text:p text:style-name="Preformatted_20_Text"><text:span text:style-name="T190">$ </text:span>git <text:span text:style-name="T190">cat-file </text:span><text:span text:style-name="T59">tree</text:span><text:span text:style-name="T190"> 552acd</text:span></text:p>
            </table:table-cell>
            <table:covered-table-cell/>
            <table:covered-table-cell/>
          </table:table-row>
          <table:table-row>
            <table:table-cell table:style-name="Table18.A6" office:value-type="string">
              <text:p text:style-name="P139"><text:s/>(formatted)</text:p>
            </table:table-cell>
            <table:table-cell table:style-name="Table18.B6" table:number-columns-spanned="3" office:value-type="string">
              <text:p text:style-name="P92">$ git <text:span text:style-name="T38">ls-tree</text:span> <text:s/>552acd</text:p>
            </table:table-cell>
            <table:covered-table-cell/>
            <table:covered-table-cell/>
          </table:table-row>
          <table:table-row>
            <table:table-cell table:style-name="Table18.A7" office:value-type="string">
              <text:p text:style-name="P138">to see a <text:span text:style-name="T38">file</text:span></text:p>
            </table:table-cell>
            <table:table-cell table:style-name="Table18.B7" table:number-columns-spanned="3" office:value-type="string">
              <text:p text:style-name="P91">$ git cat-file <text:span text:style-name="T38">blob </text:span><text:span text:style-name="T112">c6a1e6</text:span></text:p>
            </table:table-cell>
            <table:covered-table-cell/>
            <table:covered-table-cell/>
          </table:table-row>
          <table:table-row>
            <table:table-cell table:style-name="Table18.A6" office:value-type="string">
              <text:p text:style-name="Standard">to see a <text:span text:style-name="T61">tag</text:span></text:p>
            </table:table-cell>
            <table:table-cell table:style-name="Table18.B6" table:number-columns-spanned="3" office:value-type="string">
              <text:p text:style-name="P93">$ git cat-file <text:span text:style-name="T38">tag</text:span><text:span text:style-name="T112"> v2.0</text:span></text:p>
            </table:table-cell>
            <table:covered-table-cell/>
            <table:covered-table-cell/>
          </table:table-row>
        </table:table>
        <text:h text:style-name="P194" text:outline-level="1"><text:bookmark-start text:name="__RefHeading___Toc41965_1435368569"/>Garbage<text:bookmark-end text:name="__RefHeading___Toc41965_1435368569"/></text:h>
        <text:p text:style-name="P33">This compresses individual object files into a faster, smaller pack file and removes dangling commits (from a deleted, unmerged branch).</text:p>
        <text:p text:style-name="P94">$ <text:span text:style-name="T38">git gc</text:span></text:p>
        <text:p text:style-name="Text_20_body"><text:span text:style-name="T192">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Submodule</text:h>
        <text:p text:style-name="Text_20_body"/>
        <text:p text:style-name="Standard"/>
        <text:p text:style-name="P140"/>
        <text:h text:style-name="P200" text:outline-level="1"><text:bookmark-start text:name="__RefHeading___Toc2765_1590653438"/>config<text:bookmark-end text:name="__RefHeading___Toc2765_1590653438"/></text:h>
        <text:p text:style-name="Text_20_body"><text:span text:style-name="Source_20_Text"><text:span text:style-name="T38">git config --list</text:span></text:span></text:p>
        <text:p text:style-name="Text_20_body">to see the settings</text:p>
        <text:p text:style-name="P48">git config --<text:span text:style-name="T38">global</text:span> <text:span text:style-name="T38">user</text:span>.name </text:p>
        <text:p text:style-name="Preformatted_20_Text">git config user.<text:span text:style-name="T38">name</text:span> &lt;name&gt;</text:p>
        <text:p text:style-name="Preformatted_20_Text">git config user.<text:span text:style-name="T38">email</text:span> &lt;email&gt;</text:p>
        <text:p text:style-name="Preformatted_20_Text"><text:span text:style-name="Source_20_Text">git config --global core.</text:span><text:span text:style-name="Source_20_Text"><text:span text:style-name="T38">edito</text:span></text:span><text:span text:style-name="Source_20_Text"><text:span text:style-name="T41">r</text:span></text:span></text:p>
        <text:p text:style-name="Preformatted_20_Text">git config --global --<text:span text:style-name="T38">edit</text:span></text:p>
        <text:p text:style-name="P32">Open the global configuration file <text:span text:style-name="T187">at </text:span><text:span text:style-name="Source_20_Text"><text:span text:style-name="T69">~/.gitconfig</text:span></text:span><text:span text:style-name="T187">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79" text:outline-level="3"><text:bookmark-start text:name="__RefHeading___Toc2488_1935865245"/>alias<text:bookmark-end text:name="__RefHeading___Toc2488_1935865245"/></text:h>
        <text:p text:style-name="Preformatted_20_Text">git config --global alias.<text:span text:style-name="T38">lg</text:span> "log --graph <text:span text:style-name="T167">--oneline</text:span>"</text:p>
        <text:h text:style-name="Heading_20_3" text:outline-level="3"><text:bookmark-start text:name="__RefHeading___Toc2851_1590653438"/>sublime <text:span text:style-name="T127">as </text:span>editor<text:bookmark-end text:name="__RefHeading___Toc2851_1590653438"/></text:h>
        <text:p text:style-name="Preformatted_20_Text"><text:span text:style-name="Source_20_Text"><text:span text:style-name="T164">git config --global core.editor "subl -n -w"</text:span></text:span></text:p>
        <text:p text:style-name="Standard">Now running <text:span text:style-name="Source_20_Text"><text:span text:style-name="T16">git commit</text:span></text:span> in Terminal will launch Sublime Text 3 app (<text:span text:style-name="Source_20_Text"><text:span text:style-name="T16">subl</text:span></text:span>) in a new window (<text:span text:style-name="Source_20_Text"><text:span text:style-name="T16">-n</text:span></text:span>), and the command line will wait (<text:span text:style-name="Source_20_Text"><text:span text:style-name="T16">-w</text:span></text:span>) until the commit message is saved. </text:p>
        <text:h text:style-name="P195" text:outline-level="1"><text:bookmark-start text:name="__RefHeading___Toc1394_559895456"/>Heroku<text:bookmark-end text:name="__RefHeading___Toc1394_559895456"/></text:h>
        <text:p text:style-name="P7">for deploying rails apps </text:p>
        <text:p text:style-name="Preformatted_20_Text"><text:span text:style-name="T138">$ </text:span>heroku <text:span text:style-name="T38">version</text:span></text:p>
        <text:p text:style-name="P50">$ heroku <text:span text:style-name="T38">create</text:span></text:p>
        <text:p text:style-name="P49">$ git <text:span text:style-name="T38">push</text:span> heroku master<text:tab/></text:p>
        <text:p text:style-name="P54">$ heroku run rake <text:span text:style-name="T38">db:migrate</text:span></text:p>
        <text:p text:style-name="P51">$ heroku <text:span text:style-name="T38">open</text:span></text:p>
        <text:p text:style-name="P53">$ heroku <text:span text:style-name="T38">rename</text:span> rails-t-hello-manuel</text:p>
        <text:p text:style-name="Preformatted_20_Text">$ heroku <text:span text:style-name="T38">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93">-open the command palette with </text:span><text:span text:style-name="Source_20_Text"><text:span text:style-name="T66">Ctrl+Shift+P</text:span></text:span></text:p>
        <text:p text:style-name="Standard">-find the <text:span text:style-name="T17">Git: Init </text:span><text:span text:style-name="T30">command.</text:span></text:p>
        <text:p text:style-name="Standard"><text:span text:style-name="T30"><text:tab/><text:tab/><text:tab/>Try</text:span> just typing <text:span text:style-name="Source_20_Text"><text:span text:style-name="T17">ginit</text:span></text:span>.</text:p>
        <text:p text:style-name="Standard">Another way to initialize a repository is to just start using the <text:span text:style-name="Source_20_Text"><text:span text:style-name="T65">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5">Git: Status</text:span></text:span> command.</text:p>
        <text:p text:style-name="List_20_Heading"><text:span text:style-name="Strong_20_Emphasis">Local</text:span> </text:p>
        <text:p text:style-name="P154">Information on our current branch (master), and the location of our repository (~/Desktop/djangotut) </text:p>
        <text:p text:style-name="List_20_Heading"><text:span text:style-name="Strong_20_Emphasis">Head</text:span> </text:p>
        <text:p text:style-name="P155">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56">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5">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a31251"/>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1"><draw:image xlink:href="Pictures/100002010000038E0000017CFE95B8491350041E.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7</text:span><text:span text:style-name="MT14"> </text:span><text:span text:style-name="MT11"><text:tab/></text:span><text:span text:style-name="MT11"><text:page-number text:select-page="current">11</text:page-number></text:span><text:span text:style-name="MT11">/</text:span><text:span text:style-name="MT11"><text:page-count>1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22T18:29:46.943928938</dc:date>
    <meta:editing-duration>P10DT21H31M57S</meta:editing-duration>
    <meta:editing-cycles>387</meta:editing-cycles>
    <meta:generator>LibreOffice/5.1.4.2$Linux_X86_64 LibreOffice_project/10m0$Build-2</meta:generator>
    <meta:document-statistic meta:table-count="40" meta:image-count="6" meta:object-count="0" meta:page-count="11" meta:paragraph-count="467" meta:word-count="3707" meta:character-count="20714" meta:non-whitespace-character-count="17337"/>
  </office:meta>
</office:document-meta>
</file>